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1" svg:font-family="'JetBrains Mono', Consolas, 'Courier New', monospac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00a52c" officeooo:paragraph-rsid="0000a52c" style:font-size-asian="11pt" style:font-size-complex="11pt"/>
    </style:style>
    <style:style style:name="P2" style:family="paragraph" style:parent-style-name="Standard">
      <style:text-properties fo:font-size="11pt" fo:font-weight="bold" officeooo:rsid="0000a52c" officeooo:paragraph-rsid="0000a52c" style:font-size-asian="11pt" style:font-weight-asian="bold" style:font-size-complex="11pt" style:font-weight-complex="bold"/>
    </style:style>
    <style:style style:name="P3" style:family="paragraph" style:parent-style-name="Standard">
      <style:text-properties fo:font-weight="bold" officeooo:rsid="0000a52c" officeooo:paragraph-rsid="0000a52c" style:font-weight-asian="bold" style:font-weight-complex="bold"/>
    </style:style>
    <style:style style:name="P4" style:family="paragraph" style:parent-style-name="Heading_20_3">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5"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6" style:family="paragraph" style:parent-style-name="Text_20_body">
      <style:paragraph-properties fo:line-height="0.1701in" fo:text-align="justify" style:justify-single-word="false"/>
      <style:text-properties fo:font-size="10pt" officeooo:rsid="0000a52c" style:font-size-asian="10pt" style:font-size-complex="10pt"/>
    </style:style>
    <style:style style:name="P7" style:family="paragraph" style:parent-style-name="Heading_20_3">
      <style:paragraph-properties fo:margin-top="0in" fo:margin-bottom="0.1965in" style:contextual-spacing="false" fo:line-height="0.1701in" fo:text-align="justify" style:justify-single-word="false"/>
      <style:text-properties fo:font-size="10pt" officeooo:rsid="0000a52c" officeooo:paragraph-rsid="00072422" style:font-size-asian="10pt" style:font-size-complex="10pt"/>
    </style:style>
    <style:style style:name="P8" style:family="paragraph" style:parent-style-name="Text_20_body">
      <style:paragraph-properties fo:line-height="0.1701in" fo:text-align="justify" style:justify-single-word="false"/>
      <style:text-properties fo:font-size="10pt" officeooo:rsid="0000a52c" officeooo:paragraph-rsid="00072422" style:font-size-asian="10pt" style:font-size-complex="10pt"/>
    </style:style>
    <style:style style:name="P9" style:family="paragraph" style:parent-style-name="Heading_20_3">
      <style:paragraph-properties fo:margin-top="0in" fo:margin-bottom="0.1965in" style:contextual-spacing="false" fo:line-height="0.1701in" fo:text-align="justify" style:justify-single-word="false"/>
      <style:text-properties fo:font-size="10pt" officeooo:rsid="0000a52c" style:font-size-asian="10pt" style:font-size-complex="10pt"/>
    </style:style>
    <style:style style:name="P10" style:family="paragraph" style:parent-style-name="Text_20_body">
      <style:paragraph-properties fo:margin-left="0in" fo:margin-right="0in" fo:line-height="0.1701in" fo:text-align="justify" style:justify-single-word="false" fo:text-indent="0in" style:auto-text-indent="false"/>
      <style:text-properties fo:font-size="10pt" officeooo:rsid="0000a52c" style:font-size-asian="10pt" style:font-size-complex="10pt"/>
    </style:style>
    <style:style style:name="P11" style:family="paragraph" style:parent-style-name="Text_20_body">
      <style:text-properties fo:font-size="11pt" fo:font-weight="bold" officeooo:rsid="00087d52" officeooo:paragraph-rsid="00087d52" style:font-size-asian="11pt" style:font-weight-asian="bold" style:font-size-complex="11pt" style:font-weight-complex="bold"/>
    </style:style>
    <style:style style:name="P12" style:family="paragraph" style:parent-style-name="Text_20_body">
      <style:text-properties fo:font-size="11pt" fo:font-weight="bold" officeooo:rsid="000180a3" officeooo:paragraph-rsid="000180a3" style:font-size-asian="11pt" style:font-weight-asian="bold" style:font-size-complex="11pt" style:font-weight-complex="bold"/>
    </style:style>
    <style:style style:name="P13" style:family="paragraph" style:parent-style-name="Text_20_body">
      <style:text-properties fo:font-size="11pt" fo:font-weight="normal" officeooo:rsid="000180a3" officeooo:paragraph-rsid="000180a3" style:font-size-asian="11pt" style:font-weight-asian="normal" style:font-size-complex="11pt" style:font-weight-complex="normal"/>
    </style:style>
    <style:style style:name="P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style:use-window-font-color="true" loext:opacity="0%" style:font-name="JetBrains Mono" fo:font-size="10.5pt" fo:language="zxx" fo:country="none" fo:font-style="normal" style:text-underline-style="none" fo:font-weight="normal" officeooo:rsid="000180a3" officeooo:paragraph-rsid="00087d52" fo:background-color="transparent" style:font-size-asian="9pt" style:font-weight-asian="bold" style:font-size-complex="9pt" style:font-weight-complex="bold"/>
    </style:style>
    <style:style style:name="P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style:line-height-at-least="0.198in" fo:text-indent="0in" style:auto-text-indent="false" fo:background-color="#f8f8f8"/>
      <style:text-properties style:use-window-font-color="true" loext:opacity="0%" style:font-name="JetBrains Mono" fo:font-size="10.5pt" fo:language="zxx" fo:country="none" fo:font-style="normal" style:text-underline-style="none" fo:font-weight="normal" fo:background-color="transparent"/>
    </style:style>
    <style:style style:name="P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style:line-height-at-least="0.198in" fo:background-color="#f8f8f8"/>
      <style:text-properties fo:color="#bbbbbb" loext:opacity="100%" style:font-name="JetBrains Mono" fo:language="zxx" fo:country="none" fo:font-style="normal" style:text-underline-style="none" fo:font-weight="normal" fo:background-color="transparent"/>
    </style:style>
    <style:style style:name="P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style:line-height-at-least="0.198in" fo:text-indent="0in" style:auto-text-indent="false" fo:background-color="#f8f8f8"/>
      <style:text-properties style:use-window-font-color="true" loext:opacity="0%" style:font-name="JetBrains Mono" fo:language="zxx" fo:country="none" fo:font-style="normal" style:text-underline-style="none" fo:font-weight="normal" fo:background-color="transparent"/>
    </style:style>
    <style:style style:name="P18" style:family="paragraph" style:parent-style-name="Text_20_body">
      <style:paragraph-properties fo:margin-top="0.0398in" fo:margin-bottom="0.0398in" style:contextual-spacing="false" fo:line-height="115%"/>
      <style:text-properties style:font-name="JetBrains Mono" fo:font-size="9pt" fo:font-weight="bold" officeooo:rsid="000180a3" officeooo:paragraph-rsid="000180a3" style:font-size-asian="9pt" style:font-weight-asian="bold" style:font-size-complex="9pt" style:font-weight-complex="bold"/>
    </style:style>
    <style:style style:name="P19" style:family="paragraph" style:parent-style-name="Text_20_body">
      <style:paragraph-properties fo:margin-top="0.0398in" fo:margin-bottom="0.0398in" style:contextual-spacing="false" fo:line-height="115%"/>
      <style:text-properties style:font-name="Liberation Serif" fo:font-size="11pt" fo:font-weight="bold" officeooo:rsid="00087d52" officeooo:paragraph-rsid="00087d52" style:font-size-asian="11pt" style:font-weight-asian="bold" style:font-size-complex="11pt" style:font-weight-complex="bold"/>
    </style:style>
    <style:style style:name="P20"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fo:background-color="#f8f8f8"/>
      <style:text-properties style:use-window-font-color="true" loext:opacity="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21"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fo:background-color="#f8f8f8"/>
      <style:text-properties fo:color="#000000" loext:opacity="10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22" style:family="paragraph" style:parent-style-name="Text_20_body">
      <loext:graphic-properties draw:fill="solid" draw:fill-color="#f8f8f8" draw:opacity="100%"/>
      <style:paragraph-properties fo:margin-top="0.0398in" fo:margin-bottom="0.0398in" style:contextual-spacing="false" fo:line-height="115%" fo:background-color="#f8f8f8"/>
      <style:text-properties fo:color="#000000" loext:opacity="10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23" style:family="paragraph" style:parent-style-name="Text_20_body">
      <style:paragraph-properties fo:margin-top="0.0398in" fo:margin-bottom="0.0398in" style:contextual-spacing="false" fo:line-height="115%"/>
      <style:text-properties style:font-name="Liberation Serif" fo:font-size="9pt" fo:font-weight="normal" officeooo:rsid="00020c2c" officeooo:paragraph-rsid="00020c2c" style:font-size-asian="9pt" style:font-weight-asian="normal" style:font-size-complex="9pt" style:font-weight-complex="normal"/>
    </style:style>
    <style:style style:name="P24" style:family="paragraph" style:parent-style-name="Text_20_body">
      <style:text-properties fo:font-size="11pt" fo:font-weight="bold" officeooo:rsid="000180a3" officeooo:paragraph-rsid="00087d52" style:font-size-asian="11pt" style:font-weight-asian="bold" style:font-size-complex="11pt" style:font-weight-complex="bold"/>
    </style:style>
    <style:style style:name="P25" style:family="paragraph" style:parent-style-name="Text_20_body">
      <style:text-properties fo:font-size="11pt" fo:font-weight="normal" officeooo:rsid="000180a3" officeooo:paragraph-rsid="00087d52" style:font-size-asian="11pt" style:font-weight-asian="normal" style:font-size-complex="11pt" style:font-weight-complex="normal"/>
    </style:style>
    <style:style style:name="P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style:use-window-font-color="true" loext:opacity="0%" style:font-name="JetBrains Mono1" fo:font-size="10.5pt" fo:language="zxx" fo:country="none" fo:font-style="normal" style:text-underline-style="none" fo:font-weight="normal" officeooo:paragraph-rsid="00087d52" fo:background-color="transparent"/>
    </style:style>
    <style:style style:name="P27" style:family="paragraph" style:parent-style-name="Standard">
      <loext:graphic-properties draw:fill="solid" draw:fill-color="#f8f8f8" draw:opacity="100%"/>
      <style:paragraph-properties style:line-height-at-least="0.198in" fo:background-color="#f8f8f8"/>
      <style:text-properties fo:color="#bbbbbb" loext:opacity="100%" fo:language="zxx" fo:country="none" fo:font-style="normal" style:text-underline-style="none" fo:font-weight="normal" fo:background-color="transparent"/>
    </style:style>
    <style:style style:name="P28" style:family="paragraph" style:parent-style-name="Standard">
      <loext:graphic-properties draw:fill="solid" draw:fill-color="#f8f8f8" draw:opacity="100%"/>
      <style:paragraph-properties fo:margin-left="0in" fo:margin-right="0in" style:line-height-at-least="0.198in" fo:text-indent="0in" style:auto-text-indent="false" fo:background-color="#f8f8f8"/>
      <style:text-properties style:use-window-font-color="true" loext:opacity="0%" style:font-name="JetBrains Mono1" fo:font-size="10.5pt" fo:language="zxx" fo:country="none" fo:font-style="normal" style:text-underline-style="none" fo:font-weight="normal" fo:background-color="transparent"/>
    </style:style>
    <style:style style:name="P29" style:family="paragraph" style:parent-style-name="Standard">
      <loext:graphic-properties draw:fill="solid" draw:fill-color="#f8f8f8" draw:opacity="100%"/>
      <style:paragraph-properties fo:margin-left="0in" fo:margin-right="0in" style:line-height-at-least="0.198in" fo:text-indent="0in" style:auto-text-indent="false" fo:background-color="#f8f8f8"/>
      <style:text-properties style:use-window-font-color="true" loext:opacity="0%" fo:language="zxx" fo:country="none" fo:font-style="normal" style:text-underline-style="none" fo:font-weight="normal" fo:background-color="transparent"/>
    </style:style>
    <style:style style:name="P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style:line-height-at-least="0.198in" fo:background-color="#f8f8f8"/>
      <style:text-properties style:use-window-font-color="true" loext:opacity="0%" style:font-name="JetBrains Mono" fo:font-size="10.5pt" fo:language="zxx" fo:country="none" fo:font-style="normal" style:text-underline-style="none" fo:font-weight="normal" fo:background-color="transparent"/>
    </style:style>
    <style:style style:name="P31" style:family="paragraph" style:parent-style-name="Text_20_body">
      <style:paragraph-properties fo:margin-top="0.0398in" fo:margin-bottom="0.0398in" style:contextual-spacing="false" fo:line-height="115%"/>
      <style:text-properties style:font-name="JetBrains Mono" fo:font-size="9pt" fo:font-weight="bold" officeooo:rsid="000180a3" officeooo:paragraph-rsid="00087d52" style:font-size-asian="9pt" style:font-weight-asian="bold" style:font-size-complex="9pt" style:font-weight-complex="bold"/>
    </style:style>
    <style:style style:name="P32"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33" style:family="paragraph" style:parent-style-name="Text_20_body">
      <style:paragraph-properties fo:margin-top="0.0398in" fo:margin-bottom="0.0398in" style:contextual-spacing="false" fo:line-height="115%"/>
      <style:text-properties style:font-name="Liberation Serif" fo:font-size="11pt" fo:font-weight="bold" officeooo:rsid="00087d52" officeooo:paragraph-rsid="000a6884" style:font-size-asian="11pt" style:font-weight-asian="bold" style:font-size-complex="11pt" style:font-weight-complex="bold"/>
    </style:style>
    <style:style style:name="P34"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JetBrains Mono" fo:font-size="9pt" fo:language="zxx" fo:country="none" fo:font-style="normal" style:text-underline-style="none" fo:font-weight="normal" officeooo:rsid="00087d52" officeooo:paragraph-rsid="000c1731" fo:background-color="transparent" style:font-size-asian="9pt" style:font-weight-asian="bold" style:font-size-complex="9pt" style:font-weight-complex="bold"/>
    </style:style>
    <style:style style:name="P35"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JetBrains Mono" fo:font-size="9pt" fo:language="zxx" fo:country="none" fo:font-style="normal" style:text-underline-style="none" fo:font-weight="normal" officeooo:rsid="00087d52" officeooo:paragraph-rsid="000a6884" fo:background-color="transparent" style:font-size-asian="9pt" style:font-weight-asian="bold" style:font-size-complex="9pt" style:font-weight-complex="bold"/>
    </style:style>
    <style:style style:name="P36"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fo:background-color="#f8f8f8"/>
      <style:text-properties fo:color="#000000" loext:opacity="100%" style:font-name="JetBrains Mono" fo:font-size="9pt" fo:language="zxx" fo:country="none" fo:font-style="normal" style:text-underline-style="none" fo:font-weight="normal" officeooo:rsid="00087d52" officeooo:paragraph-rsid="000a6884" fo:background-color="transparent" style:font-size-asian="9pt" style:font-weight-asian="bold" style:font-size-complex="9pt" style:font-weight-complex="bold"/>
    </style:style>
    <style:style style:name="P3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style:text-properties fo:color="#000000" loext:opacity="100%" style:font-name="JetBrains Mono" fo:font-size="11pt" fo:language="zxx" fo:country="none" fo:font-style="normal" style:text-underline-style="none" fo:font-weight="bold" officeooo:rsid="00087d52" officeooo:paragraph-rsid="00087d52" fo:background-color="transparent" style:font-size-asian="9pt" style:font-weight-asian="bold" style:font-size-complex="9pt" style:font-weight-complex="bold"/>
    </style:style>
    <style:style style:name="P38"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style:text-properties fo:color="#000000" loext:opacity="100%" style:font-name="Liberation Serif" fo:font-size="11pt" fo:language="zxx" fo:country="none" fo:font-style="normal" style:text-underline-style="none" fo:font-weight="bold" officeooo:rsid="00087d52" officeooo:paragraph-rsid="00087d52" fo:background-color="transparent" style:font-size-asian="9pt" style:font-weight-asian="bold" style:font-size-complex="9pt" style:font-weight-complex="bold"/>
    </style:style>
    <style:style style:name="P39" style:family="paragraph" style:parent-style-name="Text_20_body">
      <style:paragraph-properties fo:margin-left="0in" fo:margin-right="0in" fo:margin-top="0.0398in" fo:margin-bottom="0.0398in" style:contextual-spacing="false" fo:text-indent="0in" style:auto-text-indent="false"/>
      <style:text-properties fo:color="#000000" loext:opacity="100%" style:font-name="Liberation Serif" fo:font-size="11pt" fo:language="zxx" fo:country="none" fo:font-weight="bold" officeooo:rsid="00087d52" style:font-size-asian="9pt" style:font-weight-asian="bold" style:font-size-complex="9pt" style:font-weight-complex="bold"/>
    </style:style>
    <style:style style:name="P40" style:family="paragraph" style:parent-style-name="Text_20_body">
      <style:paragraph-properties fo:margin-left="0in" fo:margin-right="0in" fo:margin-top="0.0398in" fo:margin-bottom="0.0398in" style:contextual-spacing="false" fo:text-indent="0in" style:auto-text-indent="false"/>
      <style:text-properties fo:color="#000000" loext:opacity="100%" style:font-name="Liberation Serif" fo:font-size="11pt" fo:language="zxx" fo:country="none" fo:font-weight="normal" officeooo:rsid="00087d52" style:font-size-asian="9pt" style:font-weight-asian="bold" style:font-size-complex="9pt" style:font-weight-complex="bold"/>
    </style:style>
    <style:style style:name="P41" style:family="paragraph" style:parent-style-name="Text_20_body">
      <style:paragraph-properties fo:margin-left="0in" fo:margin-right="0in" fo:margin-top="0.0398in" fo:margin-bottom="0.0398in" style:contextual-spacing="false" fo:line-height="0.1799in" fo:text-indent="0in" style:auto-text-indent="false"/>
      <style:text-properties fo:color="#000000" loext:opacity="100%" style:font-name="Liberation Serif" fo:font-size="11pt" fo:language="zxx" fo:country="none" fo:font-weight="bold" officeooo:rsid="000a6884" officeooo:paragraph-rsid="000a6884" style:font-size-asian="9pt" style:font-weight-asian="bold" style:font-size-complex="9pt" style:font-weight-complex="bold"/>
    </style:style>
    <style:style style:name="P42" style:family="paragraph" style:parent-style-name="Text_20_body">
      <style:paragraph-properties fo:margin-left="0in" fo:margin-right="0in" fo:margin-top="0.0398in" fo:margin-bottom="0.0398in" style:contextual-spacing="false" fo:line-height="0.1799in" fo:text-indent="0in" style:auto-text-indent="false"/>
      <style:text-properties fo:color="#000000" loext:opacity="100%" style:font-name="Liberation Serif" fo:font-size="11pt" fo:language="zxx" fo:country="none" fo:font-weight="bold" officeooo:rsid="00087d52" style:font-size-asian="9pt" style:font-weight-asian="bold" style:font-size-complex="9pt" style:font-weight-complex="bold"/>
    </style:style>
    <style:style style:name="P43"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fo:font-variant="normal" fo:text-transform="none" style:use-window-font-color="true" loext:opacity="0%" style:text-line-through-style="none" style:text-line-through-type="none" style:font-name="JetBrains Mono" fo:font-size="10pt" fo:language="zxx" fo:country="none" fo:font-style="normal" style:text-underline-style="none" fo:font-weight="normal" officeooo:rsid="00087d52" style:text-blinking="false" fo:background-color="transparent" style:font-size-asian="9pt" style:font-weight-asian="bold" style:font-size-complex="9pt" style:font-weight-complex="bold"/>
    </style:style>
    <style:style style:name="P44"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fo:font-variant="normal" fo:text-transform="none" fo:color="#bbbbbb" loext:opacity="100%" style:text-line-through-style="none" style:text-line-through-type="none" style:font-name="JetBrains Mono" fo:font-size="10pt" fo:language="zxx" fo:country="none" fo:font-style="normal" style:text-underline-style="none" fo:font-weight="normal" officeooo:rsid="00087d52" style:text-blinking="false" fo:background-color="transparent" style:font-size-asian="9pt" style:font-weight-asian="bold" style:font-size-complex="9pt" style:font-weight-complex="bold"/>
    </style:style>
    <style:style style:name="P45" style:family="paragraph" style:parent-style-name="Text_20_body">
      <loext:graphic-properties draw:fill="solid" draw:fill-color="#f8f8f8" draw:opacity="100%"/>
      <style:paragraph-properties fo:margin-left="0in" fo:margin-right="0in" fo:margin-top="0in" fo:margin-bottom="0in" style:contextual-spacing="false" fo:line-height="0.1799in" fo:text-indent="0in" style:auto-text-indent="false" fo:background-color="#f8f8f8"/>
      <style:text-properties style:use-window-font-color="true" loext:opacity="0%" style:font-name="JetBrains Mono" fo:font-size="10pt" fo:language="zxx" fo:country="none" officeooo:rsid="00087d52" style:font-size-asian="9pt" style:font-weight-asian="bold" style:font-size-complex="9pt" style:font-weight-complex="bold"/>
    </style:style>
    <style:style style:name="P46" style:family="paragraph" style:parent-style-name="Text_20_body">
      <style:paragraph-properties fo:margin-left="0in" fo:margin-right="0in" fo:margin-top="0.0402in" fo:margin-bottom="0.0402in" style:contextual-spacing="false" fo:line-height="0.1799in" fo:text-indent="0in" style:auto-text-indent="false"/>
      <style:text-properties fo:color="#000000" loext:opacity="100%" style:font-name="Liberation Serif1" fo:font-size="11pt" fo:language="zxx" fo:country="none" fo:font-weight="bold" officeooo:rsid="00087d52" style:font-size-asian="9pt" style:font-weight-asian="bold" style:font-size-complex="9pt" style:font-weight-complex="bold"/>
    </style:style>
    <style:style style:name="P47"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left="0in" fo:margin-right="0in" fo:margin-top="0.0402in" fo:margin-bottom="0.0402in" style:contextual-spacing="false" fo:line-height="0.1799in" fo:text-indent="0in" style:auto-text-indent="false" fo:background-color="#f8f8f8"/>
      <style:text-properties fo:font-variant="normal" fo:text-transform="none" style:use-window-font-color="true" loext:opacity="0%" style:text-line-through-style="none" style:text-line-through-type="none" style:font-name="JetBrains Mono2" fo:font-size="9pt" fo:language="zxx" fo:country="none" fo:font-style="normal" style:text-underline-style="none" fo:font-weight="normal" officeooo:rsid="00087d52" style:text-blinking="false" fo:background-color="transparent" style:font-size-asian="9pt" style:font-weight-asian="bold" style:font-size-complex="9pt" style:font-weight-complex="bold"/>
    </style:style>
    <style:style style:name="P48"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style:text-properties fo:color="#000000" loext:opacity="100%" style:font-name="Liberation Serif" fo:font-size="11pt" fo:language="zxx" fo:country="none" fo:font-style="normal" style:text-underline-style="none" fo:font-weight="bold" officeooo:rsid="000a6884" officeooo:paragraph-rsid="000a6884" fo:background-color="transparent" style:font-size-asian="11pt" style:font-weight-asian="bold" style:font-size-complex="11pt" style:font-weight-complex="bold"/>
    </style:style>
    <style:style style:name="P49" style:family="paragraph" style:parent-style-name="Standard">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a6884" officeooo:paragraph-rsid="000a6884" fo:background-color="transparent" style:font-size-asian="9pt" style:font-weight-asian="bold" style:font-size-complex="9pt" style:font-weight-complex="bold"/>
    </style:style>
    <style:style style:name="P50" style:family="paragraph" style:parent-style-name="Standard">
      <loext:graphic-properties draw:fill="solid" draw:fill-color="#f8f8f8" draw:opacity="100%"/>
      <style:paragraph-properties fo:margin-left="0in" fo:margin-right="0in" fo:line-height="0.1799in" fo:text-indent="0in" style:auto-text-indent="false" fo:background-color="#f8f8f8"/>
      <style:text-properties style:use-window-font-color="true" loext:opacity="0%" style:font-name="JetBrains Mono" fo:font-size="9pt" fo:language="zxx" fo:country="none" fo:font-style="normal" style:text-underline-style="none" fo:font-weight="normal" fo:background-color="transparent" style:font-size-asian="9pt" style:font-size-complex="9pt"/>
    </style:style>
    <style:style style:name="P51" style:family="paragraph" style:parent-style-name="Standard">
      <loext:graphic-properties draw:fill="solid" draw:fill-color="#f8f8f8" draw:opacity="100%"/>
      <style:paragraph-properties fo:line-height="0.1799in" fo:background-color="#f8f8f8"/>
      <style:text-properties fo:color="#bbbbbb" loext:opacity="100%" style:font-name="JetBrains Mono" fo:font-size="9pt" fo:language="zxx" fo:country="none" fo:font-style="normal" style:text-underline-style="none" fo:font-weight="normal" fo:background-color="transparent" style:font-size-asian="9pt" style:font-size-complex="9pt"/>
    </style:style>
    <style:style style:name="P52"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a6884" officeooo:paragraph-rsid="000a6884" fo:background-color="transparent" style:font-size-asian="9pt" style:font-weight-asian="bold" style:font-size-complex="9pt" style:font-weight-complex="bold"/>
    </style:style>
    <style:style style:name="P53"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54"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style:text-properties fo:color="#000000" loext:opacity="100%" style:font-name="JetBrains Mono" fo:font-size="9pt" fo:language="zxx" fo:country="none" fo:font-style="normal" style:text-underline-style="none" fo:font-weight="normal" officeooo:rsid="00087d52" officeooo:paragraph-rsid="00087d52" fo:background-color="transparent" style:font-size-asian="9pt" style:font-weight-asian="bold" style:font-size-complex="9pt" style:font-weight-complex="bold"/>
    </style:style>
    <style:style style:name="P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paragraph-rsid="000a6884" fo:background-color="transparent" style:font-size-asian="9pt" style:font-size-complex="9pt"/>
    </style:style>
    <style:style style:name="P56"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87d52" officeooo:paragraph-rsid="000a6884" fo:background-color="transparent" style:font-size-asian="9pt" style:font-weight-asian="bold" style:font-size-complex="9pt" style:font-weight-complex="bold"/>
    </style:style>
    <style:style style:name="P5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style:text-properties fo:color="#000000" loext:opacity="100%" style:font-name="JetBrains Mono" fo:font-size="9pt" fo:language="zxx" fo:country="none" fo:font-style="normal" style:text-underline-style="none" fo:font-weight="normal" officeooo:rsid="00087d52" officeooo:paragraph-rsid="000a6884" fo:background-color="transparent" style:font-size-asian="9pt" style:font-weight-asian="bold" style:font-size-complex="9pt" style:font-weight-complex="bold"/>
    </style:style>
    <style:style style:name="P58"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style:text-properties fo:color="#000000" loext:opacity="100%" style:font-name="Liberation Serif" fo:font-size="11pt" fo:language="zxx" fo:country="none" fo:font-style="normal" style:text-underline-style="none" fo:font-weight="bold" officeooo:rsid="00087d52" officeooo:paragraph-rsid="000c1731" fo:background-color="transparent" style:font-size-asian="9pt" style:font-weight-asian="bold" style:font-size-complex="9pt" style:font-weight-complex="bold"/>
    </style:style>
    <style:style style:name="P59" style:family="paragraph" style:parent-style-name="Text_20_body">
      <style:paragraph-properties fo:margin-left="0in" fo:margin-right="0in" fo:margin-top="0.0398in" fo:margin-bottom="0.0398in" style:contextual-spacing="false" fo:text-indent="0in" style:auto-text-indent="false"/>
      <style:text-properties fo:color="#000000" loext:opacity="100%" style:font-name="Liberation Serif" fo:font-size="11pt" fo:language="zxx" fo:country="none" fo:font-weight="bold" officeooo:rsid="00087d52" officeooo:paragraph-rsid="000c1731" style:font-size-asian="9pt" style:font-weight-asian="bold" style:font-size-complex="9pt" style:font-weight-complex="bold"/>
    </style:style>
    <style:style style:name="P60" style:family="paragraph" style:parent-style-name="Text_20_body">
      <style:paragraph-properties fo:margin-left="0in" fo:margin-right="0in" fo:margin-top="0.0398in" fo:margin-bottom="0.0398in" style:contextual-spacing="false" fo:text-indent="0in" style:auto-text-indent="false"/>
      <style:text-properties fo:color="#000000" loext:opacity="100%" style:font-name="Liberation Serif" fo:font-size="11pt" fo:language="zxx" fo:country="none" fo:font-weight="normal" officeooo:rsid="00087d52" officeooo:paragraph-rsid="000c1731" style:font-size-asian="9pt" style:font-weight-asian="bold" style:font-size-complex="9pt" style:font-weight-complex="bold"/>
    </style:style>
    <style:style style:name="P61" style:family="paragraph" style:parent-style-name="Text_20_body">
      <style:paragraph-properties fo:margin-left="0in" fo:margin-right="0in" fo:margin-top="0.0398in" fo:margin-bottom="0.0398in" style:contextual-spacing="false" fo:line-height="0.1799in" fo:text-indent="0in" style:auto-text-indent="false"/>
      <style:text-properties fo:color="#000000" loext:opacity="100%" style:font-name="Liberation Serif" fo:font-size="11pt" fo:language="zxx" fo:country="none" fo:font-weight="bold" officeooo:rsid="00087d52" officeooo:paragraph-rsid="000c1731" style:font-size-asian="9pt" style:font-weight-asian="bold" style:font-size-complex="9pt" style:font-weight-complex="bold"/>
    </style:style>
    <style:style style:name="P62"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fo:font-variant="normal" fo:text-transform="none" style:use-window-font-color="true" loext:opacity="0%" style:text-line-through-style="none" style:text-line-through-type="none" style:font-name="JetBrains Mono2" fo:font-size="9pt" fo:language="zxx" fo:country="none" fo:font-style="normal" style:text-underline-style="none" fo:font-weight="normal" officeooo:rsid="00087d52" officeooo:paragraph-rsid="000c1731" style:text-blinking="false" fo:background-color="transparent" style:font-size-asian="9pt" style:font-weight-asian="bold" style:font-size-complex="9pt" style:font-weight-complex="bold"/>
    </style:style>
    <style:style style:name="P63"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fo:font-variant="normal" fo:text-transform="none" fo:color="#bbbbbb" loext:opacity="100%" style:text-line-through-style="none" style:text-line-through-type="none" style:font-name="JetBrains Mono2" fo:font-size="9pt" fo:language="zxx" fo:country="none" fo:font-style="normal" style:text-underline-style="none" fo:font-weight="normal" officeooo:rsid="00087d52" officeooo:paragraph-rsid="000c1731" style:text-blinking="false" fo:background-color="transparent" style:font-size-asian="9pt" style:font-weight-asian="bold" style:font-size-complex="9pt" style:font-weight-complex="bold"/>
    </style:style>
    <style:style style:name="P64" style:family="paragraph" style:parent-style-name="Text_20_body">
      <style:paragraph-properties ch2_options="{'Style': 'default', 'Language': 'Python', 'UseCharStyles': 0, 'LineNumberRatio': 100, 'LineNumberStart': 1, 'MasterCharStyle': '', 'ShowLineNumbers': 0, 'ColourizeBackground': 1, 'LineNumberSeparator': '  ', 'LineNumberPaddingSymbol': '', 'StoreOptionsWithSnippet': 1}" fo:margin-top="0.0398in" fo:margin-bottom="0.0398in" style:contextual-spacing="false" fo:line-height="0.1799in"/>
      <style:text-properties style:use-window-font-color="true" loext:opacity="0%" style:font-name="JetBrains Mono" fo:font-size="9pt" fo:language="zxx" fo:country="none" fo:font-style="normal" style:text-underline-style="none" fo:font-weight="normal" officeooo:paragraph-rsid="000c1731" fo:background-color="transparent" style:font-size-asian="9pt" style:font-size-complex="9pt"/>
    </style:style>
    <style:style style:name="P65"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style:text-properties fo:color="#000000" loext:opacity="100%" style:font-name="Liberation Serif" fo:font-size="11pt" fo:language="zxx" fo:country="none" fo:font-style="normal" style:text-underline-style="none" fo:font-weight="bold" officeooo:rsid="000a6884" officeooo:paragraph-rsid="000c1731" fo:background-color="transparent" style:font-size-asian="11pt" style:font-weight-asian="bold" style:font-size-complex="11pt" style:font-weight-complex="bold"/>
    </style:style>
    <style:style style:name="P66"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87d52" officeooo:paragraph-rsid="000c1731" fo:background-color="transparent" style:font-size-asian="9pt" style:font-weight-asian="bold" style:font-size-complex="9pt" style:font-weight-complex="bold"/>
    </style:style>
    <style:style style:name="P6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15%"/>
      <style:text-properties fo:color="#000000" loext:opacity="100%" style:font-name="JetBrains Mono" fo:font-size="9pt" fo:language="zxx" fo:country="none" fo:font-style="normal" style:text-underline-style="none" fo:font-weight="normal" officeooo:rsid="00087d52" officeooo:paragraph-rsid="000c1731" fo:background-color="transparent" style:font-size-asian="9pt" style:font-weight-asian="bold" style:font-size-complex="9pt" style:font-weight-complex="bold"/>
    </style:style>
    <style:style style:name="P68" style:family="paragraph" style:parent-style-name="Text_20_body">
      <loext:graphic-properties draw:fill="solid" draw:fill-color="#f8f8f8" draw:opacity="100%"/>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1799in" fo:background-color="#f8f8f8"/>
      <style:text-properties style:use-window-font-color="true" loext:opacity="0%" style:font-name="JetBrains Mono" fo:font-size="9pt" fo:language="zxx" fo:country="none" fo:font-style="normal" style:text-underline-style="none" fo:font-weight="normal" officeooo:rsid="00087d52" officeooo:paragraph-rsid="000c1731" fo:background-color="transparent" style:font-size-asian="9pt" style:font-weight-asian="normal" style:font-size-complex="9pt" style:font-weight-complex="normal"/>
    </style:style>
    <style:style style:name="P69"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style:use-window-font-color="true" loext:opacity="0%" style:font-name="JetBrains Mono" fo:font-size="9pt" fo:language="zxx" fo:country="none" fo:font-style="normal" style:text-underline-style="none" fo:font-weight="normal" officeooo:paragraph-rsid="000c1731" fo:background-color="transparent" style:font-size-asian="9pt" style:font-size-complex="9pt"/>
    </style:style>
    <style:style style:name="P70" style:family="paragraph" style:parent-style-name="Text_20_body">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line-height="0.1799in" fo:text-indent="0in" style:auto-text-indent="false" fo:background-color="#f8f8f8"/>
      <style:text-properties fo:color="#bbbbbb" loext:opacity="100%" style:font-name="JetBrains Mono" fo:font-size="9pt" fo:language="zxx" fo:country="none" fo:font-style="normal" style:text-underline-style="none" fo:font-weight="normal" officeooo:paragraph-rsid="000c1731" fo:background-color="transparent" style:font-size-asian="9pt" style:font-size-complex="9pt"/>
    </style:style>
    <style:style style:name="P71"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72"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2in"/>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P73" style:family="paragraph" style:parent-style-name="Text_20_body">
      <style:paragraph-properties fo:margin-top="0.0398in" fo:margin-bottom="0.0398in" style:contextual-spacing="false" fo:line-height="0.2in"/>
      <style:text-properties fo:color="#000000" loext:opacity="100%" style:font-name="Liberation Serif" fo:font-size="12pt" fo:language="zxx" fo:country="none" officeooo:rsid="00087d52" officeooo:paragraph-rsid="000c9641" style:font-size-asian="12pt" style:font-weight-asian="bold" style:font-size-complex="12pt" style:font-weight-complex="bold"/>
    </style:style>
    <style:style style:name="P74" style:family="paragraph" style:parent-style-name="Text_20_body">
      <style:paragraph-properties fo:margin-top="0.0398in" fo:margin-bottom="0.0398in" style:contextual-spacing="false" fo:line-height="0.2in"/>
      <style:text-properties fo:color="#000000" loext:opacity="100%" style:font-name="Liberation Serif" fo:font-size="12pt" fo:language="zxx" fo:country="none" officeooo:rsid="00087d52" style:font-size-asian="12pt" style:font-weight-asian="bold" style:font-size-complex="12pt" style:font-weight-complex="bold"/>
    </style:style>
    <style:style style:name="P75" style:family="paragraph" style:parent-style-name="Text_20_body">
      <style:paragraph-properties fo:margin-top="0.0398in" fo:margin-bottom="0.0398in" style:contextual-spacing="false" fo:line-height="0.2in"/>
      <style:text-properties fo:color="#000000" loext:opacity="100%" style:font-name="Liberation Serif" fo:font-size="12pt" fo:language="zxx" fo:country="none" officeooo:rsid="00087d52" officeooo:paragraph-rsid="000cdfb3" style:font-size-asian="12pt" style:font-weight-asian="bold" style:font-size-complex="12pt" style:font-weight-complex="bold"/>
    </style:style>
    <style:style style:name="P76"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0.2in"/>
      <style:text-properties fo:color="#000000" loext:opacity="100%" style:font-name="Liberation Serif" fo:font-size="12pt" fo:language="zxx" fo:country="none" fo:font-style="normal" style:text-underline-style="none" fo:font-weight="normal" officeooo:rsid="00087d52" officeooo:paragraph-rsid="000c1731"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72422"/>
    </style:style>
    <style:style style:name="T3" style:family="text">
      <style:text-properties fo:font-weight="bold"/>
    </style:style>
    <style:style style:name="T4" style:family="text">
      <style:text-properties officeooo:rsid="00087d52"/>
    </style:style>
    <style:style style:name="T5" style:family="text">
      <style:text-properties fo:color="#000000" loext:opacity="100%"/>
    </style:style>
    <style:style style:name="T6" style:family="text">
      <style:text-properties fo:color="#666666" loext:opacity="100%"/>
    </style:style>
    <style:style style:name="T7" style:family="text">
      <style:text-properties fo:color="#008000" loext:opacity="100%" fo:font-weight="bold"/>
    </style:style>
    <style:style style:name="T8" style:family="text">
      <style:text-properties fo:color="#000000" loext:opacity="100%" fo:font-size="10.5pt"/>
    </style:style>
    <style:style style:name="T9" style:family="text">
      <style:text-properties fo:color="#666666" loext:opacity="100%" fo:font-size="10.5pt"/>
    </style:style>
    <style:style style:name="T10" style:family="text">
      <style:text-properties fo:color="#008000" loext:opacity="100%" fo:font-size="10.5pt"/>
    </style:style>
    <style:style style:name="T11" style:family="text">
      <style:text-properties fo:color="#ba2121" loext:opacity="100%" fo:font-size="10.5pt"/>
    </style:style>
    <style:style style:name="T12" style:family="text">
      <style:text-properties fo:color="#a45a77" loext:opacity="100%" fo:font-size="10.5pt" fo:font-weight="bold"/>
    </style:style>
    <style:style style:name="T13" style:family="text">
      <style:text-properties fo:color="#008000" loext:opacity="100%"/>
    </style:style>
    <style:style style:name="T14" style:family="text">
      <style:text-properties fo:color="#ba2121" loext:opacity="100%"/>
    </style:style>
    <style:style style:name="T15" style:family="text">
      <style:text-properties fo:color="#000000" loext:opacity="100%" style:font-name="JetBrains Mono1" fo:font-size="10.5pt"/>
    </style:style>
    <style:style style:name="T16" style:family="text">
      <style:text-properties fo:color="#666666" loext:opacity="100%" style:font-name="JetBrains Mono1" fo:font-size="10.5pt"/>
    </style:style>
    <style:style style:name="T17" style:family="text">
      <style:text-properties fo:color="#008000" loext:opacity="100%" style:font-name="JetBrains Mono1" fo:font-size="10.5pt" fo:font-weight="bold"/>
    </style:style>
    <style:style style:name="T18" style:family="text">
      <style:text-properties fo:color="#008000" loext:opacity="100%" style:font-name="JetBrains Mono1" fo:font-size="10.5pt"/>
    </style:style>
    <style:style style:name="T19" style:family="text">
      <style:text-properties fo:color="#ba2121" loext:opacity="100%" style:font-name="JetBrains Mono1" fo:font-size="10.5pt"/>
    </style:style>
    <style:style style:name="T20" style:family="text">
      <style:text-properties fo:color="#a45a77" loext:opacity="100%" style:font-name="JetBrains Mono1" fo:font-size="10.5pt" fo:font-weight="bold"/>
    </style:style>
    <style:style style:name="T21" style:family="text">
      <style:text-properties fo:color="#bbbbbb" loext:opacity="100%" style:font-name="JetBrains Mono1" fo:font-size="10.5pt"/>
    </style:style>
    <style:style style:name="T22" style:family="text">
      <style:text-properties fo:color="#a45a77" loext:opacity="100%" fo:font-weight="bold"/>
    </style:style>
    <style:style style:name="T23" style:family="text">
      <style:text-properties fo:color="#bbbbbb" loext:opacity="100%"/>
    </style:style>
    <style:style style:name="T24" style:family="text">
      <style:text-properties fo:color="#aa22ff" loext:opacity="100%" fo:font-weight="bold"/>
    </style:style>
    <style:style style:name="T25" style:family="text">
      <style:text-properties officeooo:rsid="000c1731"/>
    </style:style>
    <style:style style:name="T26" style:family="text">
      <style:text-properties fo:font-variant="normal" fo:text-transform="none" fo:color="#008000" loext:opacity="100%"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ba2121"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color="#3d7b7b" loext:opacity="100%" fo:font-style="italic"/>
    </style:style>
    <style:style style:name="T30" style:family="text">
      <style:text-properties fo:color="#000000" loext:opacity="100%" fo:font-style="normal" style:text-underline-style="none" fo:font-weight="normal"/>
    </style:style>
    <style:style style:name="T31" style:family="text">
      <style:text-properties fo:color="#0000ff" loext:opacity="100%" fo:font-weight="bold"/>
    </style:style>
    <style:style style:name="T32" style:family="text">
      <style:text-properties fo:color="#aa5d1f" loext:opacity="100%" fo:font-weight="bold"/>
    </style:style>
    <style:style style:name="T33" style:family="text">
      <style:text-properties fo:color="#880000" loext:opacity="100%"/>
    </style:style>
    <style:style style:name="T34" style:family="text">
      <style:text-properties officeooo:rsid="000c96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1<text:tab/>Experiment No.<text:tab/>: </text:span>01</text:p>
      <text:p text:style-name="P1"><text:span text:style-name="T1">1.2<text:tab/>Experiment Name<text:tab/>:</text:span> Introduction to Digital Image Processing Lab using <text:span text:style-name="T2">Python</text:span></text:p>
      <text:p text:style-name="P2">1.3<text:tab/>Theory</text:p>
      <text:p text:style-name="P3"/>
      <text:h text:style-name="P4" text:outline-level="3">Basic Input and Arithmetic</text:h>
      <text:p text:style-name="P5"/>
      <text:p text:style-name="P6">The <text:span text:style-name="T3">input()</text:span> function is the primary method for capturing user data, which is always received as a string by default. To perform mathematical operations like finding a <text:span text:style-name="T3">Sum</text:span>, variables must undergo <text:span text:style-name="T3">Type Casting</text:span> using the <text:span text:style-name="T3">float()</text:span> or <text:span text:style-name="T3">int()</text:span> functions to convert text into numeric data. Python is a <text:span text:style-name="T3">Dynamically Typed</text:span> language, meaning variables do not require an explicit declaration of their data type before they are used.</text:p>
      <text:h text:style-name="P7" text:outline-level="3">Data Structures and Sequences</text:h>
      <text:p text:style-name="P8">A <text:span text:style-name="T3">List</text:span> is a mutable, ordered collection of items that can hold mixed data types. When the <text:span text:style-name="T3">+</text:span> operator is used between two lists, it performs <text:span text:style-name="T3">Concatenation</text:span>, merging them into a single longer sequence rather than adding their elements mathematically. <text:span text:style-name="T3">Strings</text:span> are immutable sequences of characters that also support concatenation. <text:span text:style-name="T3">Indexing</text:span> allows for the retrieval of specific items, where <text:span text:style-name="T3">0</text:span> represents the first element and <text:span text:style-name="T3">Negative Indexing</text:span> (such as <text:span text:style-name="T3">-1</text:span>) allows for accessing elements starting from the end of the sequence.</text:p>
      <text:h text:style-name="P9" text:outline-level="3">Sequence Slicing</text:h>
      <text:p text:style-name="P6"><text:span text:style-name="T3">Slicing</text:span> is a technique used to extract a specific range of elements from a string or list using the <text:span text:style-name="T3">[start:stop:step]</text:span> syntax. <text:span text:style-name="T3">Slicing from the start</text:span> (e.g., <text:span text:style-name="T3">[:5]</text:span>) captures everything from the beginning up to a certain point, while <text:span text:style-name="T3">Slicing to the end</text:span> (e.g., <text:span text:style-name="T3">[2:]</text:span>) captures everything from a specific index until the sequence terminates.</text:p>
      <text:h text:style-name="P9" text:outline-level="3">Control Flow and Decision Making</text:h>
      <text:p text:style-name="P6"><text:span text:style-name="T3">Conditional Logic</text:span> allows a program to branch based on Boolean truth values. The <text:span text:style-name="T3">if...else</text:span> structure evaluates a condition and executes a specific block of code only if that condition is met, which is ideal for tasks like <text:span text:style-name="T3">Grade Determination</text:span>. While many languages use a <text:span text:style-name="T3">Switch-Case</text:span> statement for multiple discrete choices, modern Python implements this via <text:span text:style-name="T3">Structural Pattern Matching</text:span> using the <text:span text:style-name="T3">match</text:span> and <text:span text:style-name="T3">case</text:span> keywords to provide a cleaner alternative to nested <text:span text:style-name="T3">if</text:span> statements.</text:p>
      <text:h text:style-name="P9" text:outline-level="3">Iteration and Loops</text:h>
      <text:p text:style-name="P6"><text:span text:style-name="T3">Loops</text:span> are used to repeat a block of code multiple times. A <text:span text:style-name="T3">For Loop</text:span> is generally used for iterating over a sequence or a fixed range of numbers. A <text:span text:style-name="T3">While Loop</text:span> repeats as long as a specific condition remains true. Since Python lacks a native <text:span text:style-name="T3">Do-While Loop</text:span>, this behavior is simulated by using an infinite loop with a conditional <text:span text:style-name="T3">break</text:span> statement at the end, ensuring the code block runs at least once before the condition is checked.</text:p>
      <text:h text:style-name="P9" text:outline-level="3">Algorithmic Logic</text:h>
      <text:p text:style-name="P10">The <text:span text:style-name="T3">Fibonacci Series</text:span> is a mathematical sequence where each number is the sum of the two preceding ones. Implementing this requires an iterative approach where two variables are updated in each cycle of a loop to track the progression of the sequence (Fn​=Fn−1​+Fn−2​).</text:p>
      <text:h text:style-name="P9" text:outline-level="3">Scientific Computing with NumPy</text:h>
      <text:p text:style-name="P6"><text:span text:style-name="T3">NumPy</text:span> is a specialized library designed for high-performance numerical processing using <text:span text:style-name="T3">Arrays</text:span>. Unlike standard Python lists, NumPy arrays are <text:span text:style-name="T3">Homogeneous</text:span> (all elements must be the same type) and stored in contiguous memory. Functions like <text:span text:style-name="T3">zeros()</text:span> and <text:span text:style-name="T3">ones()</text:span> are used to initialize matrices of specific dimensions, such as a <text:span text:style-name="T3">3x4</text:span> or <text:span text:style-name="T3">3x7</text:span> grid. <text:span text:style-name="T3">Multi-dimensional Slicing</text:span> allows for selecting specific rows and columns simultaneously by using a comma-separated syntax within the brackets.</text:p>
      <text:p text:style-name="P11"><text:soft-page-break/>Program 1:</text:p>
      <text:p text:style-name="P12">Problem Statement</text:p>
      <text:p text:style-name="P13">Take three float values in three variables by user input and find out the sum of three values. </text:p>
      <text:p text:style-name="P12">Source <text:span text:style-name="T4">Code:</text:span></text:p>
      <text:p text:style-name="P14"><text:span text:style-name="T5">i </text:span><text:span text:style-name="T6">=</text:span><text:span text:style-name="T5"> </text:span><text:span text:style-name="T6">1</text:span></text:p>
      <text:p text:style-name="P15"><text:span text:style-name="T5">arr </text:span><text:span text:style-name="T6">=</text:span><text:span text:style-name="T5"> []</text:span></text:p>
      <text:p text:style-name="P16"/>
      <text:p text:style-name="P15"><text:span text:style-name="T7">while</text:span><text:span text:style-name="T5"> i </text:span><text:span text:style-name="T6">&lt;=</text:span><text:span text:style-name="T5"> </text:span><text:span text:style-name="T6">3</text:span><text:span text:style-name="T5">:</text:span></text:p>
      <text:p text:style-name="P17"><text:span text:style-name="T5">    </text:span><text:span text:style-name="T8">ask </text:span><text:span text:style-name="T9">=</text:span><text:span text:style-name="T8"> </text:span><text:span text:style-name="T10">float</text:span><text:span text:style-name="T8">(</text:span><text:span text:style-name="T10">input</text:span><text:span text:style-name="T8">(</text:span><text:span text:style-name="T11">f"Enter your </text:span><text:span text:style-name="T12">{</text:span><text:span text:style-name="T8">i</text:span><text:span text:style-name="T12">}</text:span><text:span text:style-name="T11"> number:"</text:span><text:span text:style-name="T8">))</text:span></text:p>
      <text:p text:style-name="P17"><text:span text:style-name="T5">    </text:span><text:span text:style-name="T8">arr</text:span><text:span text:style-name="T9">.</text:span><text:span text:style-name="T8">append(ask)</text:span></text:p>
      <text:p text:style-name="P17"><text:span text:style-name="T5">    </text:span><text:span text:style-name="T8">i </text:span><text:span text:style-name="T9">+=</text:span><text:span text:style-name="T8"> </text:span><text:span text:style-name="T9">1</text:span></text:p>
      <text:p text:style-name="P16"/>
      <text:p text:style-name="P15"><text:span text:style-name="T13">print</text:span><text:span text:style-name="T5">(</text:span><text:span text:style-name="T13">sum</text:span><text:span text:style-name="T5">(arr))</text:span></text:p>
      <text:p text:style-name="P18"/>
      <text:p text:style-name="P19">Input:</text:p>
      <text:p text:style-name="P20"><text:span text:style-name="T13">PS </text:span><text:span text:style-name="T5">D:\DIP\New folder&gt; &amp; C:/Users/zarif/AppData/Local/Programs/Python/Python314/python.exe </text:span><text:span text:style-name="T14">"d:/DIP/New folder/test.py"</text:span></text:p>
      <text:p text:style-name="P21">Enter your 1 number:1.2</text:p>
      <text:p text:style-name="P21">Enter your 2 number:3.4</text:p>
      <text:p text:style-name="P22">Enter your 3 number:5.1</text:p>
      <text:p text:style-name="P19">Output:</text:p>
      <text:p text:style-name="P21">9.7</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text:soft-page-break/>Program 2:</text:p>
      <text:p text:style-name="P24">Problem Statement</text:p>
      <text:p text:style-name="P25">Take three lists, print them and find out the sum of three lists. <text:s/></text:p>
      <text:p text:style-name="P24">Source <text:span text:style-name="T4">Code:</text:span></text:p>
      <text:p text:style-name="P26"><text:span text:style-name="T5">lst </text:span><text:span text:style-name="T6">=</text:span><text:span text:style-name="T5"> []</text:span></text:p>
      <text:p text:style-name="P27"/>
      <text:p text:style-name="P28"><text:span text:style-name="T5">i </text:span><text:span text:style-name="T6">=</text:span><text:span text:style-name="T5"> </text:span><text:span text:style-name="T6">0</text:span></text:p>
      <text:p text:style-name="P27"/>
      <text:p text:style-name="P28"><text:span text:style-name="T7">while</text:span><text:span text:style-name="T5"> i </text:span><text:span text:style-name="T6">&lt;</text:span><text:span text:style-name="T5"> </text:span><text:span text:style-name="T6">3</text:span><text:span text:style-name="T5">:</text:span></text:p>
      <text:p text:style-name="P29"><text:span text:style-name="T5">    </text:span><text:span text:style-name="T15">_lst </text:span><text:span text:style-name="T16">=</text:span><text:span text:style-name="T15"> []</text:span></text:p>
      <text:p text:style-name="P29"><text:span text:style-name="T5">    </text:span><text:span text:style-name="T15">j </text:span><text:span text:style-name="T16">=</text:span><text:span text:style-name="T15"> </text:span><text:span text:style-name="T16">1</text:span></text:p>
      <text:p text:style-name="P29"><text:span text:style-name="T5">    </text:span><text:span text:style-name="T17">while</text:span><text:span text:style-name="T15"> </text:span><text:span text:style-name="T17">True</text:span><text:span text:style-name="T15">:</text:span></text:p>
      <text:p text:style-name="P29"><text:span text:style-name="T5">        </text:span><text:span text:style-name="T15">ask </text:span><text:span text:style-name="T16">=</text:span><text:span text:style-name="T15"> </text:span><text:span text:style-name="T18">input</text:span><text:span text:style-name="T15">(</text:span></text:p>
      <text:p text:style-name="P29"><text:span text:style-name="T5">            </text:span><text:span text:style-name="T19">f"Enter no </text:span><text:span text:style-name="T20">{</text:span><text:span text:style-name="T15">j</text:span><text:span text:style-name="T20">}</text:span><text:span text:style-name="T19"> elements to enter to list </text:span><text:span text:style-name="T20">{</text:span><text:span text:style-name="T15">i</text:span><text:span text:style-name="T21"> </text:span><text:span text:style-name="T16">+</text:span><text:span text:style-name="T21"> </text:span><text:span text:style-name="T16">1</text:span><text:span text:style-name="T20">}</text:span><text:span text:style-name="T19">. (give empty string to quit):"</text:span></text:p>
      <text:p text:style-name="P29"><text:span text:style-name="T5">        </text:span><text:span text:style-name="T15">)</text:span></text:p>
      <text:p text:style-name="P29"><text:span text:style-name="T5">        </text:span><text:span text:style-name="T17">if</text:span><text:span text:style-name="T15"> ask </text:span><text:span text:style-name="T16">==</text:span><text:span text:style-name="T15"> </text:span><text:span text:style-name="T19">""</text:span><text:span text:style-name="T15">:</text:span></text:p>
      <text:p text:style-name="P29"><text:span text:style-name="T5">            </text:span><text:span text:style-name="T17">break</text:span></text:p>
      <text:p text:style-name="P29"><text:span text:style-name="T5">        </text:span><text:span text:style-name="T15">j </text:span><text:span text:style-name="T16">+=</text:span><text:span text:style-name="T15"> </text:span><text:span text:style-name="T16">1</text:span></text:p>
      <text:p text:style-name="P29"><text:span text:style-name="T5">        </text:span><text:span text:style-name="T15">_lst</text:span><text:span text:style-name="T16">.</text:span><text:span text:style-name="T15">append(</text:span><text:span text:style-name="T18">int</text:span><text:span text:style-name="T15">(ask))</text:span></text:p>
      <text:p text:style-name="P29"><text:span text:style-name="T5">    </text:span><text:span text:style-name="T18">print</text:span><text:span text:style-name="T15">(</text:span><text:span text:style-name="T19">f"List no </text:span><text:span text:style-name="T20">{</text:span><text:span text:style-name="T15">i</text:span><text:span text:style-name="T21"> </text:span><text:span text:style-name="T16">+</text:span><text:span text:style-name="T21"> </text:span><text:span text:style-name="T16">1</text:span><text:span text:style-name="T20">}</text:span><text:span text:style-name="T19"> is : </text:span><text:span text:style-name="T20">{</text:span><text:span text:style-name="T15">_lst</text:span><text:span text:style-name="T20">}</text:span><text:span text:style-name="T19">"</text:span><text:span text:style-name="T15">)</text:span></text:p>
      <text:p text:style-name="P29"><text:span text:style-name="T5">    </text:span><text:span text:style-name="T15">lst</text:span><text:span text:style-name="T16">.</text:span><text:span text:style-name="T15">append(_lst)</text:span></text:p>
      <text:p text:style-name="P27"/>
      <text:p text:style-name="P29"><text:span text:style-name="T5">    </text:span><text:span text:style-name="T15">i </text:span><text:span text:style-name="T16">+=</text:span><text:span text:style-name="T15"> </text:span><text:span text:style-name="T16">1</text:span></text:p>
      <text:p text:style-name="P27"/>
      <text:p text:style-name="P28"><text:span text:style-name="T13">print</text:span><text:span text:style-name="T5">(</text:span><text:span text:style-name="T14">f"Sum of all lists: </text:span><text:span text:style-name="T22">{</text:span><text:span text:style-name="T13">sum</text:span><text:span text:style-name="T5">(</text:span><text:span text:style-name="T13">sum</text:span><text:span text:style-name="T5">(sublist)</text:span><text:span text:style-name="T23"> </text:span><text:span text:style-name="T7">for</text:span><text:span text:style-name="T23"> </text:span><text:span text:style-name="T5">sublist</text:span><text:span text:style-name="T23"> </text:span><text:span text:style-name="T24">in</text:span><text:span text:style-name="T23"> </text:span><text:span text:style-name="T5">lst)</text:span><text:span text:style-name="T22">}</text:span><text:span text:style-name="T14">"</text:span><text:span text:style-name="T5">)</text:span></text:p>
      <text:p text:style-name="P30"/>
      <text:p text:style-name="P31"/>
      <text:p text:style-name="P19">Input:</text:p>
      <text:p text:style-name="P32">PS D:\DIP\New folder&gt; &amp; C:/Users/zarif/AppData/Local/Programs/Python/Python314/python.exe "d:/DIP/New folder/test2.py"</text:p>
      <text:p text:style-name="P32">Enter no 1 elements to enter to list 1. (give empty string to quit):1 </text:p>
      <text:p text:style-name="P32">Enter no 2 elements to enter to list 1. (give empty string to quit):2</text:p>
      <text:p text:style-name="P32">Enter no 3 elements to enter to list 1. (give empty string to quit):3</text:p>
      <text:p text:style-name="P32">Enter no 4 elements to enter to list 1. (give empty string to quit):</text:p>
      <text:p text:style-name="P32">Enter no 1 elements to enter to list 2. (give empty string to quit):1</text:p>
      <text:p text:style-name="P32">Enter no 2 elements to enter to list 2. (give empty string to quit):2</text:p>
      <text:p text:style-name="P32">Enter no 3 elements to enter to list 2. (give empty string to quit):3</text:p>
      <text:p text:style-name="P32">Enter no 4 elements to enter to list 2. (give empty string to quit):</text:p>
      <text:p text:style-name="P32"/>
      <text:p text:style-name="P32">Enter no 1 elements to enter to list 3. (give empty string to quit):4 </text:p>
      <text:p text:style-name="P32"><text:soft-page-break/>Enter no 2 elements to enter to list 3. (give empty string to quit):1</text:p>
      <text:p text:style-name="P32">Enter no 3 elements to enter to list 3. (give empty string to quit):2</text:p>
      <text:p text:style-name="P32">Enter no 4 elements to enter to list 3. (give empty string to quit):</text:p>
      <text:p text:style-name="P32"/>
      <text:p text:style-name="P19"/>
      <text:p text:style-name="P33">Output:</text:p>
      <text:p text:style-name="P34">List no 1 is : [1, 2, 3]</text:p>
      <text:p text:style-name="P35">List no 2 is : [1, 2, 3]</text:p>
      <text:p text:style-name="P35">List no 3 is : [4, 1, 2]</text:p>
      <text:p text:style-name="P36">Sum of all lists: 19</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Program <text:span text:style-name="T25">3</text:span>:</text:p>
      <text:p text:style-name="P39">Problem Statement</text:p>
      <text:p text:style-name="P40">Print the sum of first 100 numbers using for loop, while loop and do while loop.</text:p>
      <text:p text:style-name="P41">For loop:</text:p>
      <text:p text:style-name="P42">Source Code:</text:p>
      <text:p text:style-name="P43"><text:span text:style-name="T5">total </text:span><text:span text:style-name="T6">=</text:span><text:span text:style-name="T5"> </text:span><text:span text:style-name="T6">0</text:span></text:p>
      <text:p text:style-name="P44"/>
      <text:p text:style-name="P43"><text:span text:style-name="T7">for</text:span><text:span text:style-name="T5"> i </text:span><text:span text:style-name="T24">in</text:span><text:span text:style-name="T5"> </text:span><text:span text:style-name="T13">range</text:span><text:span text:style-name="T5">(</text:span><text:span text:style-name="T6">1</text:span><text:span text:style-name="T5">, </text:span><text:span text:style-name="T6">101</text:span><text:span text:style-name="T5">):</text:span></text:p>
      <text:p text:style-name="P43"><text:span text:style-name="T5"><text:s text:c="4"/>total </text:span><text:span text:style-name="T6">+=</text:span><text:span text:style-name="T5"> i</text:span></text:p>
      <text:p text:style-name="P44"/>
      <text:p text:style-name="P45"><text:span text:style-name="T26">print</text:span><text:span text:style-name="T27">(</text:span><text:span text:style-name="T28">"Sum using for loop:"</text:span><text:span text:style-name="T27">, total)</text:span></text:p>
      <text:p text:style-name="P46">Output:</text:p>
      <text:p text:style-name="P47"><text:span text:style-name="T13">PS </text:span><text:span text:style-name="T5">D:\DIP\New folder&gt; &amp; C:/Users/zarif/AppData/Local/Programs/Python/Python314/python.exe </text:span><text:span text:style-name="T14">"d:/DIP/New folder/test3.py"</text:span></text:p>
      <text:p text:style-name="P47"><text:span text:style-name="T5">Sum using </text:span><text:span text:style-name="T7">for</text:span><text:span text:style-name="T5"> loop: 5050</text:span></text:p>
      <text:p text:style-name="P48"/>
      <text:p text:style-name="P48">While Loop:</text:p>
      <text:p text:style-name="P48">Source Code:</text:p>
      <text:p text:style-name="P49"><text:span text:style-name="T5">total </text:span><text:span text:style-name="T6">=</text:span><text:span text:style-name="T5"> </text:span><text:span text:style-name="T6">0</text:span></text:p>
      <text:p text:style-name="P50"><text:span text:style-name="T5">i </text:span><text:span text:style-name="T6">=</text:span><text:span text:style-name="T5"> </text:span><text:span text:style-name="T6">1</text:span></text:p>
      <text:p text:style-name="P51"/>
      <text:p text:style-name="P50"><text:span text:style-name="T7">while</text:span><text:span text:style-name="T5"> i </text:span><text:span text:style-name="T6">&lt;=</text:span><text:span text:style-name="T5"> </text:span><text:span text:style-name="T6">100</text:span><text:span text:style-name="T5">:</text:span></text:p>
      <text:p text:style-name="P50"><text:span text:style-name="T5">    total </text:span><text:span text:style-name="T6">+=</text:span><text:span text:style-name="T5"> i</text:span></text:p>
      <text:p text:style-name="P50"><text:span text:style-name="T5">    i </text:span><text:span text:style-name="T6">+=</text:span><text:span text:style-name="T5"> </text:span><text:span text:style-name="T6">1</text:span></text:p>
      <text:p text:style-name="P51"/>
      <text:p text:style-name="P50"><text:span text:style-name="T13">print</text:span><text:span text:style-name="T5">(</text:span><text:span text:style-name="T14">"Sum using while loop:"</text:span><text:span text:style-name="T5">, total)</text:span></text:p>
      <text:p text:style-name="P48">Output:</text:p>
      <text:p text:style-name="P52"><text:span text:style-name="T13">PS </text:span><text:span text:style-name="T5">D:\DIP\New folder&gt; &amp; C:/Users/zarif/AppData/Local/Programs/Python/Python314/python.exe </text:span><text:span text:style-name="T14">"d:/DIP/New folder/test3.py"</text:span></text:p>
      <text:p text:style-name="P53"><text:span text:style-name="T5">Sum using </text:span><text:span text:style-name="T7">while</text:span><text:span text:style-name="T5"> loop: 5050</text:span></text:p>
      <text:p text:style-name="P54"/>
      <text:p text:style-name="P48">Do-While Loop (emulated):</text:p>
      <text:p text:style-name="P48">Source Code:</text:p>
      <text:p text:style-name="P55"><text:span text:style-name="T5">total </text:span><text:span text:style-name="T6">=</text:span><text:span text:style-name="T5"> </text:span><text:span text:style-name="T6">0</text:span><text:span text:style-name="T23"><text:line-break/></text:span><text:span text:style-name="T5">i </text:span><text:span text:style-name="T6">=</text:span><text:span text:style-name="T5"> </text:span><text:span text:style-name="T6">1</text:span><text:span text:style-name="T23"><text:line-break/></text:span><text:span text:style-name="T7">while</text:span><text:span text:style-name="T5"> </text:span><text:span text:style-name="T7">True</text:span><text:span text:style-name="T5">:</text:span><text:span text:style-name="T23"><text:line-break/></text:span><text:span text:style-name="T5"> <text:s text:c="3"/>total </text:span><text:span text:style-name="T6">+=</text:span><text:span text:style-name="T5"> i</text:span><text:span text:style-name="T23"><text:line-break/></text:span><text:span text:style-name="T5"> <text:s text:c="3"/>i </text:span><text:span text:style-name="T6">+=</text:span><text:span text:style-name="T5"> </text:span><text:span text:style-name="T6">1</text:span><text:span text:style-name="T23"><text:line-break/></text:span><text:span text:style-name="T5"> <text:s text:c="3"/></text:span><text:span text:style-name="T7">if</text:span><text:span text:style-name="T5"> i </text:span><text:span text:style-name="T6">&gt;</text:span><text:span text:style-name="T5"> </text:span><text:span text:style-name="T6">100</text:span><text:span text:style-name="T5">:</text:span><text:span text:style-name="T23"><text:line-break/></text:span><text:span text:style-name="T5"> <text:s text:c="7"/></text:span><text:span text:style-name="T7">break</text:span><text:span text:style-name="T23"><text:line-break/><text:line-break/></text:span><text:span text:style-name="T13">print</text:span><text:span text:style-name="T5">(</text:span><text:span text:style-name="T14">"Sum using do-while loop:"</text:span><text:span text:style-name="T5">, total)</text:span><text:line-break/></text:p>
      <text:p text:style-name="P48"><text:soft-page-break/>Output:</text:p>
      <text:p text:style-name="P52"><text:span text:style-name="T13">PS </text:span><text:span text:style-name="T5">D:\DIP\New folder&gt; &amp; C:/Users/zarif/AppData/Local/Programs/Python/Python314/python.exe </text:span><text:span text:style-name="T14">"d:/DIP/New folder/test3.py"</text:span></text:p>
      <text:p text:style-name="P56"><text:span text:style-name="T5">Sum using </text:span><text:span text:style-name="T7">while</text:span><text:span text:style-name="T5"> loop: 5050</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oft-page-break/>Program <text:span text:style-name="T25">4</text:span>:</text:p>
      <text:p text:style-name="P59">Problem Statement</text:p>
      <text:p text:style-name="P60">Print the Fibonacci series using for loop. </text:p>
      <text:p text:style-name="P61">Source Code:</text:p>
      <text:p text:style-name="P62"><text:span text:style-name="T5">n </text:span><text:span text:style-name="T6">=</text:span><text:span text:style-name="T5"> </text:span><text:span text:style-name="T6">10</text:span><text:span text:style-name="T5"> <text:s/></text:span><text:span text:style-name="T29"># number of terms</text:span></text:p>
      <text:p text:style-name="P63"/>
      <text:p text:style-name="P62"><text:span text:style-name="T5">a, b </text:span><text:span text:style-name="T6">=</text:span><text:span text:style-name="T5"> </text:span><text:span text:style-name="T6">0</text:span><text:span text:style-name="T5">, </text:span><text:span text:style-name="T6">1</text:span></text:p>
      <text:p text:style-name="P63"/>
      <text:p text:style-name="P62"><text:span text:style-name="T13">print</text:span><text:span text:style-name="T5">(</text:span><text:span text:style-name="T14">"Fibonacci series:"</text:span><text:span text:style-name="T5">)</text:span></text:p>
      <text:p text:style-name="P62"><text:span text:style-name="T7">for</text:span><text:span text:style-name="T5"> i </text:span><text:span text:style-name="T24">in</text:span><text:span text:style-name="T5"> </text:span><text:span text:style-name="T13">range</text:span><text:span text:style-name="T5">(n):</text:span></text:p>
      <text:p text:style-name="P62"><text:span text:style-name="T5"><text:s text:c="4"/></text:span><text:span text:style-name="T13">print</text:span><text:span text:style-name="T5">(a, end</text:span><text:span text:style-name="T6">=</text:span><text:span text:style-name="T14">" "</text:span><text:span text:style-name="T5">)</text:span></text:p>
      <text:p text:style-name="P62"><text:span text:style-name="T5"><text:s text:c="4"/>a, b </text:span><text:span text:style-name="T6">=</text:span><text:span text:style-name="T5"> b, a </text:span><text:span text:style-name="T6">+</text:span><text:span text:style-name="T5"> b</text:span></text:p>
      <text:p text:style-name="P64"/>
      <text:p text:style-name="P65">Output:</text:p>
      <text:p text:style-name="P66"><text:span text:style-name="T5">Fibonacci series:</text:span><text:span text:style-name="T30"/></text:p>
      <text:p text:style-name="P66"><text:span text:style-name="T5">0 1 1 2 3 5 8 13 21 34</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8"><text:soft-page-break/>Program <text:span text:style-name="T25">5</text:span>:</text:p>
      <text:p text:style-name="P59">Problem Statement</text:p>
      <text:p text:style-name="P60">Take three strings as user input, print them and concatenate them. <text:s/></text:p>
      <text:p text:style-name="P61">Source Code:</text:p>
      <text:p text:style-name="P62"><text:span text:style-name="T5">s1 </text:span><text:span text:style-name="T6">=</text:span><text:span text:style-name="T5"> </text:span><text:span text:style-name="T13">input</text:span><text:span text:style-name="T5">(</text:span><text:span text:style-name="T14">"Enter first string: "</text:span><text:span text:style-name="T5">)</text:span><text:span text:style-name="T23"><text:line-break/></text:span><text:span text:style-name="T5">s2 </text:span><text:span text:style-name="T6">=</text:span><text:span text:style-name="T5"> </text:span><text:span text:style-name="T13">input</text:span><text:span text:style-name="T5">(</text:span><text:span text:style-name="T14">"Enter second string: "</text:span><text:span text:style-name="T5">)</text:span><text:span text:style-name="T23"><text:line-break/></text:span><text:span text:style-name="T5">s3 </text:span><text:span text:style-name="T6">=</text:span><text:span text:style-name="T5"> </text:span><text:span text:style-name="T13">input</text:span><text:span text:style-name="T5">(</text:span><text:span text:style-name="T14">"Enter third string: "</text:span><text:span text:style-name="T5">)</text:span><text:span text:style-name="T23"><text:line-break/><text:line-break/></text:span><text:span text:style-name="T13">print</text:span><text:span text:style-name="T5">(</text:span><text:span text:style-name="T14">"First string:"</text:span><text:span text:style-name="T5">, s1)</text:span><text:span text:style-name="T23"><text:line-break/></text:span><text:span text:style-name="T13">print</text:span><text:span text:style-name="T5">(</text:span><text:span text:style-name="T14">"Second string:"</text:span><text:span text:style-name="T5">, s2)</text:span><text:span text:style-name="T23"><text:line-break/></text:span><text:span text:style-name="T13">print</text:span><text:span text:style-name="T5">(</text:span><text:span text:style-name="T14">"Third string:"</text:span><text:span text:style-name="T5">, s3)</text:span><text:span text:style-name="T23"><text:line-break/><text:line-break/></text:span><text:span text:style-name="T5">concatenated </text:span><text:span text:style-name="T6">=</text:span><text:span text:style-name="T5"> s1 </text:span><text:span text:style-name="T6">+</text:span><text:span text:style-name="T5"> s2 </text:span><text:span text:style-name="T6">+</text:span><text:span text:style-name="T5"> s3</text:span><text:span text:style-name="T23"><text:line-break/></text:span><text:span text:style-name="T13">print</text:span><text:span text:style-name="T5">(</text:span><text:span text:style-name="T14">"Concatenated string:"</text:span><text:span text:style-name="T5">, concatenated)</text:span></text:p>
      <text:p text:style-name="P64"/>
      <text:p text:style-name="P65">Output:</text:p>
      <text:p text:style-name="P66"><text:span text:style-name="T5">Enter first string: Hello</text:span><text:span text:style-name="T30"/></text:p>
      <text:p text:style-name="P66"><text:span text:style-name="T5">Enter second string: <text:s/></text:span></text:p>
      <text:p text:style-name="P66"><text:span text:style-name="T5">Enter third string: World</text:span></text:p>
      <text:p text:style-name="P66"><text:span text:style-name="T5">First string: Hello</text:span></text:p>
      <text:p text:style-name="P66"><text:span text:style-name="T5">Second string: <text:s/></text:span></text:p>
      <text:p text:style-name="P66"><text:span text:style-name="T5">Third string: World</text:span></text:p>
      <text:p text:style-name="P66"><text:span text:style-name="T5">Concatenated string: Hello World</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8"><text:soft-page-break/>Program <text:span text:style-name="T25">6</text:span>:</text:p>
      <text:p text:style-name="P59">Problem Statement</text:p>
      <text:p text:style-name="P60">Take three strings as user input, print them and concatenate them. <text:s/></text:p>
      <text:p text:style-name="P61">Source Code:</text:p>
      <text:p text:style-name="P62"><text:span text:style-name="T5">text </text:span><text:span text:style-name="T6">=</text:span><text:span text:style-name="T5"> </text:span><text:span text:style-name="T14">"PythonProgramming"</text:span><text:span text:style-name="T23"><text:line-break/><text:line-break/></text:span><text:span text:style-name="T13">print</text:span><text:span text:style-name="T5">(</text:span><text:span text:style-name="T14">"Slice from start:"</text:span><text:span text:style-name="T5">, text[</text:span><text:span text:style-name="T6">0</text:span><text:span text:style-name="T5">:</text:span><text:span text:style-name="T6">6</text:span><text:span text:style-name="T5">])</text:span><text:span text:style-name="T23"><text:line-break/></text:span><text:span text:style-name="T13">print</text:span><text:span text:style-name="T5">(</text:span><text:span text:style-name="T14">"Slice to end:"</text:span><text:span text:style-name="T5">, text[</text:span><text:span text:style-name="T6">6</text:span><text:span text:style-name="T5">:])</text:span><text:span text:style-name="T23"><text:line-break/><text:line-break/></text:span><text:span text:style-name="T13">print</text:span><text:span text:style-name="T5">(</text:span><text:span text:style-name="T14">"Slice using negative indexing:"</text:span><text:span text:style-name="T5">, text[</text:span><text:span text:style-name="T6">-11</text:span><text:span text:style-name="T5">:</text:span><text:span text:style-name="T6">-1</text:span><text:span text:style-name="T5">])</text:span></text:p>
      <text:p text:style-name="P64"/>
      <text:p text:style-name="P65">Output:</text:p>
      <text:p text:style-name="P68"><text:span text:style-name="T5">Slice from start: Python<text:line-break/>Slice to </text:span><text:span text:style-name="T7">end</text:span><text:span text:style-name="T5">: Programming<text:line-break/>Slice using negative indexing: Programmin</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8"><text:soft-page-break/>Program <text:span text:style-name="T25">7</text:span>:</text:p>
      <text:p text:style-name="P59">Problem Statement</text:p>
      <text:p text:style-name="P60">Determine the grade of a student using if..else logic if subject number is taken as user input. <text:s text:c="2"/></text:p>
      <text:p text:style-name="P61">Source Code:</text:p>
      <text:p text:style-name="P69"><text:span text:style-name="T5">marks </text:span><text:span text:style-name="T6">=</text:span><text:span text:style-name="T5"> </text:span><text:span text:style-name="T13">int</text:span><text:span text:style-name="T5">(</text:span><text:span text:style-name="T13">input</text:span><text:span text:style-name="T5">(</text:span><text:span text:style-name="T14">"Enter marks: "</text:span><text:span text:style-name="T5">))</text:span><text:span text:style-name="T23"><text:line-break/><text:line-break/></text:span><text:span text:style-name="T7">if</text:span><text:span text:style-name="T5"> marks </text:span><text:span text:style-name="T6">&gt;=</text:span><text:span text:style-name="T5"> </text:span><text:span text:style-name="T6">80</text:span><text:span text:style-name="T5">:</text:span><text:span text:style-name="T23"><text:line-break/></text:span><text:span text:style-name="T5"> <text:s text:c="3"/>grade, gp </text:span><text:span text:style-name="T6">=</text:span><text:span text:style-name="T5"> </text:span><text:span text:style-name="T14">"A+"</text:span><text:span text:style-name="T5">, </text:span><text:span text:style-name="T6">4.00</text:span><text:span text:style-name="T23"><text:line-break/></text:span><text:span text:style-name="T7">elif</text:span><text:span text:style-name="T5"> marks </text:span><text:span text:style-name="T6">&gt;=</text:span><text:span text:style-name="T5"> </text:span><text:span text:style-name="T6">75</text:span><text:span text:style-name="T5">:</text:span><text:span text:style-name="T23"><text:line-break/></text:span><text:span text:style-name="T5"> <text:s text:c="3"/>grade, gp </text:span><text:span text:style-name="T6">=</text:span><text:span text:style-name="T5"> </text:span><text:span text:style-name="T14">"A"</text:span><text:span text:style-name="T5">, </text:span><text:span text:style-name="T6">3.75</text:span><text:span text:style-name="T23"><text:line-break/></text:span><text:span text:style-name="T7">elif</text:span><text:span text:style-name="T5"> marks </text:span><text:span text:style-name="T6">&gt;=</text:span><text:span text:style-name="T5"> </text:span><text:span text:style-name="T6">70</text:span><text:span text:style-name="T5">:</text:span><text:span text:style-name="T23"><text:line-break/></text:span><text:span text:style-name="T5"> <text:s text:c="3"/>grade, gp </text:span><text:span text:style-name="T6">=</text:span><text:span text:style-name="T5"> </text:span><text:span text:style-name="T14">"A-"</text:span><text:span text:style-name="T5">, </text:span><text:span text:style-name="T6">3.50</text:span><text:span text:style-name="T23"><text:line-break/></text:span><text:span text:style-name="T7">elif</text:span><text:span text:style-name="T5"> marks </text:span><text:span text:style-name="T6">&gt;=</text:span><text:span text:style-name="T5"> </text:span><text:span text:style-name="T6">65</text:span><text:span text:style-name="T5">:</text:span><text:span text:style-name="T23"><text:line-break/></text:span><text:span text:style-name="T5"> <text:s text:c="3"/>grade, gp </text:span><text:span text:style-name="T6">=</text:span><text:span text:style-name="T5"> </text:span><text:span text:style-name="T14">"B+"</text:span><text:span text:style-name="T5">, </text:span><text:span text:style-name="T6">3.25</text:span><text:span text:style-name="T23"><text:line-break/></text:span><text:span text:style-name="T7">elif</text:span><text:span text:style-name="T5"> marks </text:span><text:span text:style-name="T6">&gt;=</text:span><text:span text:style-name="T5"> </text:span><text:span text:style-name="T6">60</text:span><text:span text:style-name="T5">:</text:span><text:span text:style-name="T23"><text:line-break/></text:span><text:span text:style-name="T5"> <text:s text:c="3"/>grade, gp </text:span><text:span text:style-name="T6">=</text:span><text:span text:style-name="T5"> </text:span><text:span text:style-name="T14">"B"</text:span><text:span text:style-name="T5">, </text:span><text:span text:style-name="T6">3.00</text:span><text:span text:style-name="T23"><text:line-break/></text:span><text:span text:style-name="T7">elif</text:span><text:span text:style-name="T5"> marks </text:span><text:span text:style-name="T6">&gt;=</text:span><text:span text:style-name="T5"> </text:span><text:span text:style-name="T6">55</text:span><text:span text:style-name="T5">:</text:span><text:span text:style-name="T23"><text:line-break/></text:span><text:span text:style-name="T5"> <text:s text:c="3"/>grade, gp </text:span><text:span text:style-name="T6">=</text:span><text:span text:style-name="T5"> </text:span><text:span text:style-name="T14">"B-"</text:span><text:span text:style-name="T5">, </text:span><text:span text:style-name="T6">2.75</text:span><text:span text:style-name="T23"><text:line-break/></text:span><text:span text:style-name="T7">elif</text:span><text:span text:style-name="T5"> marks </text:span><text:span text:style-name="T6">&gt;=</text:span><text:span text:style-name="T5"> </text:span><text:span text:style-name="T6">50</text:span><text:span text:style-name="T5">:</text:span><text:span text:style-name="T23"><text:line-break/></text:span><text:span text:style-name="T5"> <text:s text:c="3"/>grade, gp </text:span><text:span text:style-name="T6">=</text:span><text:span text:style-name="T5"> </text:span><text:span text:style-name="T14">"C+"</text:span><text:span text:style-name="T5">, </text:span><text:span text:style-name="T6">2.50</text:span><text:span text:style-name="T23"><text:line-break/></text:span><text:span text:style-name="T7">elif</text:span><text:span text:style-name="T5"> marks </text:span><text:span text:style-name="T6">&gt;=</text:span><text:span text:style-name="T5"> </text:span><text:span text:style-name="T6">45</text:span><text:span text:style-name="T5">:</text:span><text:span text:style-name="T23"><text:line-break/></text:span><text:span text:style-name="T5"> <text:s text:c="3"/>grade, gp </text:span><text:span text:style-name="T6">=</text:span><text:span text:style-name="T5"> </text:span><text:span text:style-name="T14">"C"</text:span><text:span text:style-name="T5">, </text:span><text:span text:style-name="T6">2.25</text:span><text:span text:style-name="T23"><text:line-break/></text:span><text:span text:style-name="T7">elif</text:span><text:span text:style-name="T5"> marks </text:span><text:span text:style-name="T6">&gt;=</text:span><text:span text:style-name="T5"> </text:span><text:span text:style-name="T6">40</text:span><text:span text:style-name="T5">:</text:span><text:span text:style-name="T23"><text:line-break/></text:span><text:span text:style-name="T5"> <text:s text:c="3"/>grade, gp </text:span><text:span text:style-name="T6">=</text:span><text:span text:style-name="T5"> </text:span><text:span text:style-name="T14">"D"</text:span><text:span text:style-name="T5">, </text:span><text:span text:style-name="T6">2.00</text:span><text:span text:style-name="T23"><text:line-break/></text:span><text:span text:style-name="T7">else</text:span><text:span text:style-name="T5">:</text:span><text:span text:style-name="T23"><text:line-break/></text:span><text:span text:style-name="T5"> <text:s text:c="3"/>grade, gp </text:span><text:span text:style-name="T6">=</text:span><text:span text:style-name="T5"> </text:span><text:span text:style-name="T14">"F"</text:span><text:span text:style-name="T5">, </text:span><text:span text:style-name="T6">0.00</text:span><text:span text:style-name="T23"><text:line-break/><text:line-break/></text:span><text:span text:style-name="T13">print</text:span><text:span text:style-name="T5">(</text:span><text:span text:style-name="T14">"Letter Grade:"</text:span><text:span text:style-name="T5">, grade)</text:span><text:span text:style-name="T23"><text:line-break/></text:span><text:span text:style-name="T13">print</text:span><text:span text:style-name="T5">(</text:span><text:span text:style-name="T14">"Grade Point:"</text:span><text:span text:style-name="T5">, gp)</text:span></text:p>
      <text:p text:style-name="P65">Output:</text:p>
      <text:p text:style-name="P68"><text:span text:style-name="T5">Enter marks: 68<text:line-break/>Letter Grade: B+<text:line-break/>Grade Point: 3.25</text:span><text:lin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58"><text:soft-page-break/>Program <text:span text:style-name="T25">7</text:span>:</text:p>
      <text:p text:style-name="P59">Problem Statement</text:p>
      <text:p text:style-name="P60">Determine the grade of a student using if..else logic if subject number is taken as user input. <text:s text:c="2"/></text:p>
      <text:p text:style-name="P61">Source Code:</text:p>
      <text:p text:style-name="P69"><text:span text:style-name="T5">marks </text:span><text:span text:style-name="T6">=</text:span><text:span text:style-name="T5"> </text:span><text:span text:style-name="T13">int</text:span><text:span text:style-name="T5">(</text:span><text:span text:style-name="T13">input</text:span><text:span text:style-name="T5">(</text:span><text:span text:style-name="T14">"Enter subject marks: "</text:span><text:span text:style-name="T5">))</text:span></text:p>
      <text:p text:style-name="P70"/>
      <text:p text:style-name="P69"><text:span text:style-name="T7">match</text:span><text:span text:style-name="T5"> marks:</text:span></text:p>
      <text:p text:style-name="P69"><text:span text:style-name="T5"><text:s text:c="4"/></text:span><text:span text:style-name="T7">case</text:span><text:span text:style-name="T5"> m </text:span><text:span text:style-name="T7">if</text:span><text:span text:style-name="T5"> </text:span><text:span text:style-name="T6">80</text:span><text:span text:style-name="T5"> </text:span><text:span text:style-name="T6">&lt;=</text:span><text:span text:style-name="T5"> m </text:span><text:span text:style-name="T6">&lt;=</text:span><text:span text:style-name="T5"> </text:span><text:span text:style-name="T6">100</text:span><text:span text:style-name="T5">:</text:span></text:p>
      <text:p text:style-name="P69"><text:span text:style-name="T5"><text:s text:c="8"/>grade </text:span><text:span text:style-name="T6">=</text:span><text:span text:style-name="T5"> </text:span><text:span text:style-name="T14">"A+"</text:span></text:p>
      <text:p text:style-name="P69"><text:span text:style-name="T5"><text:s text:c="4"/></text:span><text:span text:style-name="T7">case</text:span><text:span text:style-name="T5"> m </text:span><text:span text:style-name="T7">if</text:span><text:span text:style-name="T5"> </text:span><text:span text:style-name="T6">70</text:span><text:span text:style-name="T5"> </text:span><text:span text:style-name="T6">&lt;=</text:span><text:span text:style-name="T5"> m </text:span><text:span text:style-name="T6">&lt;</text:span><text:span text:style-name="T5"> </text:span><text:span text:style-name="T6">80</text:span><text:span text:style-name="T5">:</text:span></text:p>
      <text:p text:style-name="P69"><text:span text:style-name="T5"><text:s text:c="8"/>grade </text:span><text:span text:style-name="T6">=</text:span><text:span text:style-name="T5"> </text:span><text:span text:style-name="T14">"A"</text:span></text:p>
      <text:p text:style-name="P69"><text:span text:style-name="T5"><text:s text:c="4"/></text:span><text:span text:style-name="T7">case</text:span><text:span text:style-name="T5"> m </text:span><text:span text:style-name="T7">if</text:span><text:span text:style-name="T5"> </text:span><text:span text:style-name="T6">60</text:span><text:span text:style-name="T5"> </text:span><text:span text:style-name="T6">&lt;=</text:span><text:span text:style-name="T5"> m </text:span><text:span text:style-name="T6">&lt;</text:span><text:span text:style-name="T5"> </text:span><text:span text:style-name="T6">70</text:span><text:span text:style-name="T5">:</text:span></text:p>
      <text:p text:style-name="P69"><text:span text:style-name="T5"><text:s text:c="8"/>grade </text:span><text:span text:style-name="T6">=</text:span><text:span text:style-name="T5"> </text:span><text:span text:style-name="T14">"A-"</text:span></text:p>
      <text:p text:style-name="P69"><text:span text:style-name="T5"><text:s text:c="4"/></text:span><text:span text:style-name="T7">case</text:span><text:span text:style-name="T5"> m </text:span><text:span text:style-name="T7">if</text:span><text:span text:style-name="T5"> </text:span><text:span text:style-name="T6">50</text:span><text:span text:style-name="T5"> </text:span><text:span text:style-name="T6">&lt;=</text:span><text:span text:style-name="T5"> m </text:span><text:span text:style-name="T6">&lt;</text:span><text:span text:style-name="T5"> </text:span><text:span text:style-name="T6">60</text:span><text:span text:style-name="T5">:</text:span></text:p>
      <text:p text:style-name="P69"><text:span text:style-name="T5"><text:s text:c="8"/>grade </text:span><text:span text:style-name="T6">=</text:span><text:span text:style-name="T5"> </text:span><text:span text:style-name="T14">"B"</text:span></text:p>
      <text:p text:style-name="P69"><text:span text:style-name="T5"><text:s text:c="4"/></text:span><text:span text:style-name="T7">case</text:span><text:span text:style-name="T5"> m </text:span><text:span text:style-name="T7">if</text:span><text:span text:style-name="T5"> </text:span><text:span text:style-name="T6">40</text:span><text:span text:style-name="T5"> </text:span><text:span text:style-name="T6">&lt;=</text:span><text:span text:style-name="T5"> m </text:span><text:span text:style-name="T6">&lt;</text:span><text:span text:style-name="T5"> </text:span><text:span text:style-name="T6">50</text:span><text:span text:style-name="T5">:</text:span></text:p>
      <text:p text:style-name="P69"><text:span text:style-name="T5"><text:s text:c="8"/>grade </text:span><text:span text:style-name="T6">=</text:span><text:span text:style-name="T5"> </text:span><text:span text:style-name="T14">"C"</text:span></text:p>
      <text:p text:style-name="P69"><text:span text:style-name="T5"><text:s text:c="4"/></text:span><text:span text:style-name="T7">case</text:span><text:span text:style-name="T5"> m </text:span><text:span text:style-name="T7">if</text:span><text:span text:style-name="T5"> </text:span><text:span text:style-name="T6">33</text:span><text:span text:style-name="T5"> </text:span><text:span text:style-name="T6">&lt;=</text:span><text:span text:style-name="T5"> m </text:span><text:span text:style-name="T6">&lt;</text:span><text:span text:style-name="T5"> </text:span><text:span text:style-name="T6">40</text:span><text:span text:style-name="T5">:</text:span></text:p>
      <text:p text:style-name="P69"><text:span text:style-name="T5"><text:s text:c="8"/>grade </text:span><text:span text:style-name="T6">=</text:span><text:span text:style-name="T5"> </text:span><text:span text:style-name="T14">"D"</text:span></text:p>
      <text:p text:style-name="P69"><text:span text:style-name="T5"><text:s text:c="4"/></text:span><text:span text:style-name="T7">case</text:span><text:span text:style-name="T5"> m </text:span><text:span text:style-name="T7">if</text:span><text:span text:style-name="T5"> </text:span><text:span text:style-name="T6">0</text:span><text:span text:style-name="T5"> </text:span><text:span text:style-name="T6">&lt;=</text:span><text:span text:style-name="T5"> m </text:span><text:span text:style-name="T6">&lt;</text:span><text:span text:style-name="T5"> </text:span><text:span text:style-name="T6">33</text:span><text:span text:style-name="T5">:</text:span></text:p>
      <text:p text:style-name="P69"><text:span text:style-name="T5"><text:s text:c="8"/>grade </text:span><text:span text:style-name="T6">=</text:span><text:span text:style-name="T5"> </text:span><text:span text:style-name="T14">"F"</text:span></text:p>
      <text:p text:style-name="P69"><text:span text:style-name="T5"><text:s text:c="4"/></text:span><text:span text:style-name="T7">case</text:span><text:span text:style-name="T23"> </text:span><text:span text:style-name="T7">_</text:span><text:span text:style-name="T5">:</text:span></text:p>
      <text:p text:style-name="P69"><text:span text:style-name="T5"><text:s text:c="8"/>grade </text:span><text:span text:style-name="T6">=</text:span><text:span text:style-name="T5"> </text:span><text:span text:style-name="T14">"Invalid Marks"</text:span></text:p>
      <text:p text:style-name="P70"/>
      <text:p text:style-name="P69"><text:span text:style-name="T13">print</text:span><text:span text:style-name="T5">(</text:span><text:span text:style-name="T14">"Grade:"</text:span><text:span text:style-name="T5">, grade)</text:span></text:p>
      <text:p text:style-name="P65">Output:</text:p>
      <text:p text:style-name="P68"><text:span text:style-name="T5">Enter subject marks: 75</text:span><text:span text:style-name="T30"/></text:p>
      <text:p text:style-name="P68"><text:span text:style-name="T5">Grade: A</text:span><text:lin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8"><text:soft-page-break/>Program <text:span text:style-name="T25">7</text:span>:</text:p>
      <text:p text:style-name="P59">Problem Statement</text:p>
      <text:p text:style-name="P60">Take four NumPy arrays (nparray1, nparray2, nparray3, nparray4). Define nparray1=[[1,2,3,4], [5,6,7,8]], nparray2 = [5,6,7,8], nparray3 as zeros of dimension (3,4) and nparray4 as ones of dimension (3,7). Now perform NumPy array slicing: selecting 1st 2 rows and 1st two columns, first element, middle element and last element individually. <text:s text:c="3"/></text:p>
      <text:p text:style-name="P61">Source Code:</text:p>
      <text:p text:style-name="P69"><text:span text:style-name="T7">import</text:span><text:span text:style-name="T5"> </text:span><text:span text:style-name="T31">numpy</text:span><text:span text:style-name="T5"> </text:span><text:span text:style-name="T7">as</text:span><text:span text:style-name="T5"> </text:span><text:span text:style-name="T31">np</text:span><text:span text:style-name="T23"><text:line-break/><text:line-break/></text:span><text:span text:style-name="T29"># Define NumPy arrays</text:span><text:span text:style-name="T23"><text:line-break/></text:span><text:span text:style-name="T5">nparray1 </text:span><text:span text:style-name="T6">=</text:span><text:span text:style-name="T5"> np</text:span><text:span text:style-name="T6">.</text:span><text:span text:style-name="T5">array([[</text:span><text:span text:style-name="T6">1</text:span><text:span text:style-name="T5">, </text:span><text:span text:style-name="T6">2</text:span><text:span text:style-name="T5">, </text:span><text:span text:style-name="T6">3</text:span><text:span text:style-name="T5">, </text:span><text:span text:style-name="T6">4</text:span><text:span text:style-name="T5">],</text:span><text:span text:style-name="T23"><text:line-break/></text:span><text:span text:style-name="T5"> <text:s text:c="20"/>[</text:span><text:span text:style-name="T6">5</text:span><text:span text:style-name="T5">, </text:span><text:span text:style-name="T6">6</text:span><text:span text:style-name="T5">, </text:span><text:span text:style-name="T6">7</text:span><text:span text:style-name="T5">, </text:span><text:span text:style-name="T6">8</text:span><text:span text:style-name="T5">]])</text:span><text:span text:style-name="T23"><text:line-break/><text:line-break/></text:span><text:span text:style-name="T5">nparray2 </text:span><text:span text:style-name="T6">=</text:span><text:span text:style-name="T5"> np</text:span><text:span text:style-name="T6">.</text:span><text:span text:style-name="T5">array([</text:span><text:span text:style-name="T6">5</text:span><text:span text:style-name="T5">, </text:span><text:span text:style-name="T6">6</text:span><text:span text:style-name="T5">, </text:span><text:span text:style-name="T6">7</text:span><text:span text:style-name="T5">, </text:span><text:span text:style-name="T6">8</text:span><text:span text:style-name="T5">])</text:span><text:span text:style-name="T23"><text:line-break/><text:line-break/></text:span><text:span text:style-name="T5">nparray3 </text:span><text:span text:style-name="T6">=</text:span><text:span text:style-name="T5"> np</text:span><text:span text:style-name="T6">.</text:span><text:span text:style-name="T5">zeros((</text:span><text:span text:style-name="T6">3</text:span><text:span text:style-name="T5">, </text:span><text:span text:style-name="T6">4</text:span><text:span text:style-name="T5">))</text:span><text:span text:style-name="T23"><text:line-break/><text:line-break/></text:span><text:span text:style-name="T5">nparray4 </text:span><text:span text:style-name="T6">=</text:span><text:span text:style-name="T5"> np</text:span><text:span text:style-name="T6">.</text:span><text:span text:style-name="T5">ones((</text:span><text:span text:style-name="T6">3</text:span><text:span text:style-name="T5">, </text:span><text:span text:style-name="T6">7</text:span><text:span text:style-name="T5">))</text:span><text:span text:style-name="T23"><text:line-break/><text:line-break/></text:span><text:span text:style-name="T29"># Print arrays</text:span><text:span text:style-name="T23"><text:line-break/></text:span><text:span text:style-name="T13">print</text:span><text:span text:style-name="T5">(</text:span><text:span text:style-name="T14">"nparray1:"</text:span><text:span text:style-name="T5">)</text:span><text:span text:style-name="T23"><text:line-break/></text:span><text:span text:style-name="T13">print</text:span><text:span text:style-name="T5">(nparray1)</text:span><text:span text:style-name="T23"><text:line-break/><text:line-break/></text:span><text:span text:style-name="T13">print</text:span><text:span text:style-name="T5">(</text:span><text:span text:style-name="T14">"</text:span><text:span text:style-name="T32">\n</text:span><text:span text:style-name="T14">nparray2:"</text:span><text:span text:style-name="T5">)</text:span><text:span text:style-name="T23"><text:line-break/></text:span><text:span text:style-name="T13">print</text:span><text:span text:style-name="T5">(nparray2)</text:span><text:span text:style-name="T23"><text:line-break/><text:line-break/></text:span><text:span text:style-name="T13">print</text:span><text:span text:style-name="T5">(</text:span><text:span text:style-name="T14">"</text:span><text:span text:style-name="T32">\n</text:span><text:span text:style-name="T14">nparray3:"</text:span><text:span text:style-name="T5">)</text:span><text:span text:style-name="T23"><text:line-break/></text:span><text:span text:style-name="T13">print</text:span><text:span text:style-name="T5">(nparray3)</text:span><text:span text:style-name="T23"><text:line-break/><text:line-break/></text:span><text:span text:style-name="T13">print</text:span><text:span text:style-name="T5">(</text:span><text:span text:style-name="T14">"</text:span><text:span text:style-name="T32">\n</text:span><text:span text:style-name="T14">nparray4:"</text:span><text:span text:style-name="T5">)</text:span><text:span text:style-name="T23"><text:line-break/></text:span><text:span text:style-name="T13">print</text:span><text:span text:style-name="T5">(nparray4)</text:span><text:span text:style-name="T23"><text:line-break/><text:line-break/></text:span><text:span text:style-name="T29"># NumPy slicing operations on nparray1</text:span><text:span text:style-name="T23"><text:line-break/></text:span><text:span text:style-name="T13">print</text:span><text:span text:style-name="T5">(</text:span><text:span text:style-name="T14">"</text:span><text:span text:style-name="T32">\n</text:span><text:span text:style-name="T14">Slicing Operations:"</text:span><text:span text:style-name="T5">)</text:span><text:span text:style-name="T23"><text:line-break/><text:line-break/></text:span><text:span text:style-name="T29"># Select 1st 2 rows and 1st 2 columns</text:span><text:span text:style-name="T23"><text:line-break/></text:span><text:span text:style-name="T13">print</text:span><text:span text:style-name="T5">(</text:span><text:span text:style-name="T14">"First 2 rows and first 2 columns:"</text:span><text:span text:style-name="T5">)</text:span><text:span text:style-name="T23"><text:line-break/></text:span><text:span text:style-name="T13">print</text:span><text:span text:style-name="T5">(nparray1[:</text:span><text:span text:style-name="T6">2</text:span><text:span text:style-name="T5">, :</text:span><text:span text:style-name="T6">2</text:span><text:span text:style-name="T5">])</text:span><text:span text:style-name="T23"><text:line-break/><text:line-break/></text:span><text:span text:style-name="T29"># First element</text:span><text:span text:style-name="T23"><text:line-break/></text:span><text:span text:style-name="T13">print</text:span><text:span text:style-name="T5">(</text:span><text:span text:style-name="T14">"</text:span><text:span text:style-name="T32">\n</text:span><text:span text:style-name="T14">First element:"</text:span><text:span text:style-name="T5">)</text:span><text:span text:style-name="T23"><text:line-break/></text:span><text:span text:style-name="T13">print</text:span><text:span text:style-name="T5">(nparray1[</text:span><text:span text:style-name="T6">0</text:span><text:span text:style-name="T5">, </text:span><text:span text:style-name="T6">0</text:span><text:span text:style-name="T5">])</text:span><text:span text:style-name="T23"><text:line-break/><text:line-break/></text:span><text:span text:style-name="T29"># Middle element</text:span><text:span text:style-name="T23"><text:line-break/></text:span><text:span text:style-name="T13">print</text:span><text:span text:style-name="T5">(</text:span><text:span text:style-name="T14">"</text:span><text:span text:style-name="T32">\n</text:span><text:span text:style-name="T14">Middle element:"</text:span><text:span text:style-name="T5">)</text:span><text:span text:style-name="T23"><text:line-break/></text:span><text:span text:style-name="T13">print</text:span><text:span text:style-name="T5">(nparray1[</text:span><text:span text:style-name="T6">1</text:span><text:span text:style-name="T5">, </text:span><text:span text:style-name="T6">1</text:span><text:span text:style-name="T5">])</text:span><text:span text:style-name="T23"><text:line-break/><text:line-break/></text:span><text:span text:style-name="T29"># Last element</text:span><text:span text:style-name="T23"><text:line-break/></text:span><text:span text:style-name="T13">print</text:span><text:span text:style-name="T5">(</text:span><text:span text:style-name="T14">"</text:span><text:span text:style-name="T32">\n</text:span><text:span text:style-name="T14">Last element:"</text:span><text:span text:style-name="T5">)</text:span><text:span text:style-name="T23"><text:line-break/></text:span><text:span text:style-name="T13">print</text:span><text:span text:style-name="T5">(nparray1[</text:span><text:span text:style-name="T6">-1</text:span><text:span text:style-name="T5">, </text:span><text:span text:style-name="T6">-1</text:span><text:span text:style-name="T5">])</text:span><text:line-break/></text:p>
      <text:p text:style-name="P65"><text:soft-page-break/>Output:</text:p>
      <text:p text:style-name="P68"><text:span text:style-name="T5">First 2 rows and first 2 columns:<text:line-break/></text:span><text:span text:style-name="T33">[[1 2]</text:span><text:span text:style-name="T5"><text:line-break/> [5 6]]<text:line-break/><text:line-break/>First element:<text:line-break/>1<text:line-break/><text:line-break/>Middle element:<text:line-break/>6<text:line-break/><text:line-break/>Last element:<text:line-break/>8</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1"><text:soft-page-break/>1.<text:span text:style-name="T25">4</text:span><text:tab/><text:span text:style-name="T34">Discussion</text:span></text:p>
      <text:p text:style-name="P72">The following discussion details the execution and results of the experiment conducted to analyze the fundamental mechanics of Python programming and numerical data processing.</text:p>
      <text:p text:style-name="P73">During the experiment, three float values were captured via user input and their cumulative sum was calculated. This process required the initial string data to be converted into floating-point format to allow for mathematical accuracy. Similarly, three separate lists were defined and displayed; these were then merged using the plus operator, which demonstrated how sequence types are joined through concatenation rather than element-wise addition.</text:p>
      <text:p text:style-name="P74">The summation of the first 100 natural numbers was performed using three distinct looping structures: the for loop, the while loop, and a simulated do-while loop. These iterations were executed to compare the efficiency and syntax of different control flow mechanisms. Additionally, the Fibonacci series was generated by iteratively calculating each subsequent term as the sum of its two predecessors, which reinforced the concept of variable state updates within a repetitive block.</text:p>
      <text:p text:style-name="P74">Three user-provided strings were collected, printed, and concatenated to form a single continuous sequence. Advanced slicing operations were then applied to these strings to extract specific segments. This was achieved by defining explicit start and end boundaries, and by utilizing negative indexing to reference character positions from the end of the string backward.</text:p>
      <text:p text:style-name="P75">The task of grade determination was addressed through conditional branching. A numerical subject score was processed using if-else logic to assign a categorical grade. To explore alternative syntax, the same logic was re-implemented using a switch-case structure, allowing for a comparison between standard boolean evaluation and structural pattern matching.</text:p>
      <text:p text:style-name="P75">The experiment concluded with the utilization of the NumPy library for high-performance array management. Four separate arrays were initialized, including a two-dimensional matrix, a one-dimensional vector, a matrix of zeros, and a matrix of ones. Specific subsets of these data structures were isolated through multidimensional slicing, where the first two rows and columns were selected, and individual elements-specifically the first, middle, and last-were extracted for verification.</text:p>
      <text:p text:style-name="P76">The experiment was concluded with the successful demonstration of fundamental programming principles, ranging from basic data handling to advanced multidimensional array manipulation. The necessity of type casting was reinforced during initial arithmetic operations, while the distinction between mathematical addition and sequence concatenation was clearly observed through the manipulation of lists and strings. Precision in data extraction was achieved through the application of slicing techniques and negative indexing across various sequence types. The flexibility of control flow was explored through multiple looping mechanisms and conditional structures, illustrating different approaches to iteration and decision-making logic. Finally, the integration of the NumPy library highlighted the efficiency of specialized tools for scientific computing, as complex matrices were initialized and sliced to isolate specific data points. Overall, the experiment provided a comprehensive foundation in structured logic and the high-performance data management required for modern computational task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1" svg:font-family="'JetBrains Mono', Consolas, 'Courier New', monospac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2-18T05:42:21.187243900</dc:date>
    <meta:editing-duration>PT45M43S</meta:editing-duration>
    <meta:editing-cycles>12</meta:editing-cycles>
    <meta:generator>LibreOffice/25.8.4.2$Windows_X86_64 LibreOffice_project/290daaa01b999472f0c7a3890eb6a550fd74c6df</meta:generator>
    <meta:document-statistic meta:table-count="0" meta:image-count="0" meta:object-count="0" meta:page-count="14" meta:paragraph-count="185" meta:word-count="2070" meta:character-count="13311" meta:non-whitespace-character-count="11060"/>
  </office:meta>
</office:document-meta>
</file>